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94f" officeooo:paragraph-rsid="000c694f"/>
    </style:style>
    <style:style style:name="P2" style:family="paragraph" style:parent-style-name="Standard">
      <style:text-properties fo:font-weight="bold" officeooo:rsid="000c694f" officeooo:paragraph-rsid="000c694f" style:font-weight-asian="bold" style:font-weight-complex="bold"/>
    </style:style>
    <style:style style:name="P3" style:family="paragraph" style:parent-style-name="Standard">
      <style:text-properties fo:font-weight="bold" officeooo:rsid="000e957e" officeooo:paragraph-rsid="000e957e" style:font-weight-asian="bold" style:font-weight-complex="bold"/>
    </style:style>
    <style:style style:name="P4" style:family="paragraph" style:parent-style-name="Standard">
      <style:text-properties fo:font-weight="bold" officeooo:rsid="000fc5b4" officeooo:paragraph-rsid="000fc5b4" style:font-weight-asian="bold" style:font-weight-complex="bold"/>
    </style:style>
    <style:style style:name="P5" style:family="paragraph" style:parent-style-name="Standard">
      <style:text-properties fo:font-weight="bold" officeooo:rsid="00126152" officeooo:paragraph-rsid="00126152" style:font-weight-asian="bold" style:font-weight-complex="bold"/>
    </style:style>
    <style:style style:name="P6" style:family="paragraph" style:parent-style-name="Standard">
      <style:text-properties officeooo:rsid="000dac32" officeooo:paragraph-rsid="000dac32"/>
    </style:style>
    <style:style style:name="P7" style:family="paragraph" style:parent-style-name="Standard">
      <style:text-properties fo:font-weight="normal" officeooo:rsid="000e957e" officeooo:paragraph-rsid="000e957e" style:font-weight-asian="normal" style:font-weight-complex="normal"/>
    </style:style>
    <style:style style:name="P8" style:family="paragraph" style:parent-style-name="Standard">
      <style:text-properties fo:font-weight="normal" officeooo:rsid="000e957e" officeooo:paragraph-rsid="000fc5b4" style:font-weight-asian="normal" style:font-weight-complex="normal"/>
    </style:style>
    <style:style style:name="P9" style:family="paragraph" style:parent-style-name="Standard">
      <style:text-properties fo:font-weight="normal" officeooo:rsid="000fc5b4" officeooo:paragraph-rsid="000fc5b4" style:font-weight-asian="normal" style:font-weight-complex="normal"/>
    </style:style>
    <style:style style:name="P10" style:family="paragraph" style:parent-style-name="Standard">
      <style:text-properties fo:font-weight="normal" officeooo:rsid="00100d36" officeooo:paragraph-rsid="00100d36" style:font-weight-asian="normal" style:font-weight-complex="normal"/>
    </style:style>
    <style:style style:name="P11" style:family="paragraph" style:parent-style-name="Standard">
      <style:text-properties fo:font-weight="normal" officeooo:rsid="00126152" officeooo:paragraph-rsid="00126152" style:font-weight-asian="normal" style:font-weight-complex="normal"/>
    </style:style>
    <style:style style:name="P12" style:family="paragraph" style:parent-style-name="Standard">
      <style:text-properties officeooo:rsid="00100d36" officeooo:paragraph-rsid="00100d36"/>
    </style:style>
    <style:style style:name="P13" style:family="paragraph" style:parent-style-name="Standard">
      <style:text-properties officeooo:rsid="001139ba" officeooo:paragraph-rsid="001139ba"/>
    </style:style>
    <style:style style:name="P14" style:family="paragraph" style:parent-style-name="Standard" style:list-style-name="L1">
      <style:text-properties officeooo:rsid="000c694f" officeooo:paragraph-rsid="000c694f"/>
    </style:style>
    <style:style style:name="P15" style:family="paragraph" style:parent-style-name="Standard" style:list-style-name="L2">
      <style:text-properties officeooo:rsid="000c694f" officeooo:paragraph-rsid="000c694f"/>
    </style:style>
    <style:style style:name="P16" style:family="paragraph" style:parent-style-name="Standard" style:list-style-name="L3">
      <style:text-properties officeooo:rsid="000c694f" officeooo:paragraph-rsid="000c694f"/>
    </style:style>
    <style:style style:name="P17" style:family="paragraph" style:parent-style-name="Standard" style:list-style-name="L4">
      <style:text-properties officeooo:rsid="000c694f" officeooo:paragraph-rsid="000c694f"/>
    </style:style>
    <style:style style:name="P18" style:family="paragraph" style:parent-style-name="Standard" style:list-style-name="L5">
      <style:text-properties officeooo:rsid="000c694f" officeooo:paragraph-rsid="000c694f"/>
    </style:style>
    <style:style style:name="P19" style:family="paragraph" style:parent-style-name="Standard" style:list-style-name="L5">
      <style:text-properties officeooo:rsid="000dac32" officeooo:paragraph-rsid="000dac32"/>
    </style:style>
    <style:style style:name="P20" style:family="paragraph" style:parent-style-name="Standard" style:list-style-name="L6">
      <style:text-properties fo:font-weight="normal" officeooo:rsid="000e957e" officeooo:paragraph-rsid="000e957e" style:font-weight-asian="normal" style:font-weight-complex="normal"/>
    </style:style>
    <style:style style:name="P21" style:family="paragraph" style:parent-style-name="Standard">
      <style:text-properties fo:font-weight="normal" officeooo:rsid="0014e9a2" officeooo:paragraph-rsid="0014e9a2" style:font-weight-asian="normal" style:font-weight-complex="normal"/>
    </style:style>
    <style:style style:name="P22" style:family="paragraph" style:parent-style-name="Standard" style:list-style-name="L12">
      <style:text-properties fo:font-weight="normal" officeooo:rsid="0014e9a2" officeooo:paragraph-rsid="0014e9a2" style:font-weight-asian="normal" style:font-weight-complex="normal"/>
    </style:style>
    <style:style style:name="P23" style:family="paragraph" style:parent-style-name="Standard" style:list-style-name="L12">
      <style:text-properties fo:font-weight="normal" officeooo:rsid="0015831b" officeooo:paragraph-rsid="0015831b" style:font-weight-asian="normal" style:font-weight-complex="normal"/>
    </style:style>
    <style:style style:name="P24" style:family="paragraph" style:parent-style-name="Standard">
      <style:text-properties fo:font-weight="normal" officeooo:rsid="0015831b" officeooo:paragraph-rsid="0015831b" style:font-weight-asian="normal" style:font-weight-complex="normal"/>
    </style:style>
    <style:style style:name="P25" style:family="paragraph" style:parent-style-name="Standard" style:list-style-name="L13">
      <style:text-properties fo:font-weight="normal" officeooo:rsid="0015831b" officeooo:paragraph-rsid="0015831b" style:font-weight-asian="normal" style:font-weight-complex="normal"/>
    </style:style>
    <style:style style:name="P26" style:family="paragraph" style:parent-style-name="Standard" style:list-style-name="L13">
      <style:text-properties fo:font-weight="normal" officeooo:rsid="001746ff" officeooo:paragraph-rsid="001746ff" style:font-weight-asian="normal" style:font-weight-complex="normal"/>
    </style:style>
    <style:style style:name="P27" style:family="paragraph" style:parent-style-name="Standard">
      <style:text-properties fo:font-weight="normal" officeooo:rsid="001746ff" officeooo:paragraph-rsid="001746ff" style:font-weight-asian="normal" style:font-weight-complex="normal"/>
    </style:style>
    <style:style style:name="P28" style:family="paragraph" style:parent-style-name="Standard">
      <style:text-properties fo:font-weight="normal" officeooo:rsid="001967dc" officeooo:paragraph-rsid="001967dc" style:font-weight-asian="normal" style:font-weight-complex="normal"/>
    </style:style>
    <style:style style:name="P29" style:family="paragraph" style:parent-style-name="Standard" style:list-style-name="L18">
      <style:text-properties fo:font-weight="normal" officeooo:rsid="001967dc" officeooo:paragraph-rsid="001967dc" style:font-weight-asian="normal" style:font-weight-complex="normal"/>
    </style:style>
    <style:style style:name="P30" style:family="paragraph" style:parent-style-name="Standard">
      <style:text-properties fo:font-weight="normal" officeooo:rsid="001a05e9" officeooo:paragraph-rsid="001a05e9" style:font-weight-asian="normal" style:font-weight-complex="normal"/>
    </style:style>
    <style:style style:name="P31" style:family="paragraph" style:parent-style-name="Standard">
      <style:text-properties fo:font-weight="normal" officeooo:rsid="001c7c21" officeooo:paragraph-rsid="001c7c21" style:font-weight-asian="normal" style:font-weight-complex="normal"/>
    </style:style>
    <style:style style:name="P32" style:family="paragraph" style:parent-style-name="Standard" style:list-style-name="L20">
      <style:text-properties fo:font-weight="normal" officeooo:rsid="001c7c21" officeooo:paragraph-rsid="001c7c21" style:font-weight-asian="normal" style:font-weight-complex="normal"/>
    </style:style>
    <style:style style:name="P33" style:family="paragraph" style:parent-style-name="Standard" style:list-style-name="L21">
      <style:text-properties fo:font-weight="normal" officeooo:rsid="001c7c21" officeooo:paragraph-rsid="001c7c21" style:font-weight-asian="normal" style:font-weight-complex="normal"/>
    </style:style>
    <style:style style:name="P34" style:family="paragraph" style:parent-style-name="Standard" style:list-style-name="L21">
      <style:text-properties fo:font-weight="normal" officeooo:rsid="001d3fa3" officeooo:paragraph-rsid="001d3fa3" style:font-weight-asian="normal" style:font-weight-complex="normal"/>
    </style:style>
    <style:style style:name="P35" style:family="paragraph" style:parent-style-name="Standard">
      <style:text-properties fo:font-weight="normal" officeooo:rsid="001d3fa3" officeooo:paragraph-rsid="001d3fa3" style:font-weight-asian="normal" style:font-weight-complex="normal"/>
    </style:style>
    <style:style style:name="P36" style:family="paragraph" style:parent-style-name="Standard">
      <style:text-properties fo:font-weight="normal" officeooo:rsid="001e3597" officeooo:paragraph-rsid="001e3597" style:font-weight-asian="normal" style:font-weight-complex="normal"/>
    </style:style>
    <style:style style:name="P37" style:family="paragraph" style:parent-style-name="Standard" style:list-style-name="L22">
      <style:text-properties fo:font-weight="normal" officeooo:rsid="001e3597" officeooo:paragraph-rsid="001e3597" style:font-weight-asian="normal" style:font-weight-complex="normal"/>
    </style:style>
    <style:style style:name="P38" style:family="paragraph" style:parent-style-name="Standard">
      <style:text-properties fo:font-weight="normal" officeooo:rsid="001fd3be" officeooo:paragraph-rsid="001fd3be" style:font-weight-asian="normal" style:font-weight-complex="normal"/>
    </style:style>
    <style:style style:name="P39" style:family="paragraph" style:parent-style-name="Standard" style:list-style-name="L23">
      <style:text-properties fo:font-weight="normal" officeooo:rsid="001fd3be" officeooo:paragraph-rsid="001fd3be" style:font-weight-asian="normal" style:font-weight-complex="normal"/>
    </style:style>
    <style:style style:name="P40" style:family="paragraph" style:parent-style-name="Standard" style:list-style-name="L24">
      <style:text-properties fo:font-weight="normal" officeooo:rsid="001fd3be" officeooo:paragraph-rsid="001fd3be" style:font-weight-asian="normal" style:font-weight-complex="normal"/>
    </style:style>
    <style:style style:name="P41" style:family="paragraph" style:parent-style-name="Standard" style:list-style-name="L24">
      <style:text-properties fo:font-weight="normal" officeooo:rsid="00209a46" officeooo:paragraph-rsid="00209a46" style:font-weight-asian="normal" style:font-weight-complex="normal"/>
    </style:style>
    <style:style style:name="P42" style:family="paragraph" style:parent-style-name="Standard">
      <style:text-properties fo:font-weight="normal" officeooo:rsid="00209a46" officeooo:paragraph-rsid="00209a46" style:font-weight-asian="normal" style:font-weight-complex="normal"/>
    </style:style>
    <style:style style:name="P43" style:family="paragraph" style:parent-style-name="Standard">
      <style:text-properties fo:font-weight="normal" officeooo:rsid="002176f2" officeooo:paragraph-rsid="002176f2" style:font-weight-asian="normal" style:font-weight-complex="normal"/>
    </style:style>
    <style:style style:name="P44" style:family="paragraph" style:parent-style-name="Standard" style:list-style-name="L25">
      <style:text-properties fo:font-weight="normal" officeooo:rsid="002176f2" officeooo:paragraph-rsid="002176f2" style:font-weight-asian="normal" style:font-weight-complex="normal"/>
    </style:style>
    <style:style style:name="P45" style:family="paragraph" style:parent-style-name="Standard" style:list-style-name="L26">
      <style:text-properties fo:font-weight="normal" officeooo:rsid="002176f2" officeooo:paragraph-rsid="002176f2" style:font-weight-asian="normal" style:font-weight-complex="normal"/>
    </style:style>
    <style:style style:name="P46" style:family="paragraph" style:parent-style-name="Standard" style:list-style-name="L26">
      <style:text-properties fo:font-weight="normal" officeooo:rsid="0021b881" officeooo:paragraph-rsid="0021b881" style:font-weight-asian="normal" style:font-weight-complex="normal"/>
    </style:style>
    <style:style style:name="P47" style:family="paragraph" style:parent-style-name="Standard">
      <style:text-properties fo:font-weight="normal" officeooo:rsid="0021b881" officeooo:paragraph-rsid="0021b881" style:font-weight-asian="normal" style:font-weight-complex="normal"/>
    </style:style>
    <style:style style:name="P48" style:family="paragraph" style:parent-style-name="Standard" style:list-style-name="L27">
      <style:text-properties fo:font-weight="normal" officeooo:rsid="0021b881" officeooo:paragraph-rsid="0021b881" style:font-weight-asian="normal" style:font-weight-complex="normal"/>
    </style:style>
    <style:style style:name="P49" style:family="paragraph" style:parent-style-name="Standard" style:list-style-name="L27">
      <style:text-properties fo:font-weight="normal" officeooo:rsid="0022fc1a" officeooo:paragraph-rsid="0022fc1a" style:font-weight-asian="normal" style:font-weight-complex="normal"/>
    </style:style>
    <style:style style:name="P50" style:family="paragraph" style:parent-style-name="Standard">
      <style:text-properties fo:font-weight="normal" officeooo:rsid="0022fc1a" officeooo:paragraph-rsid="0022fc1a" style:font-weight-asian="normal" style:font-weight-complex="normal"/>
    </style:style>
    <style:style style:name="P51" style:family="paragraph" style:parent-style-name="Standard" style:list-style-name="L28">
      <style:text-properties fo:font-weight="normal" officeooo:rsid="0022fc1a" officeooo:paragraph-rsid="0022fc1a" style:font-weight-asian="normal" style:font-weight-complex="normal"/>
    </style:style>
    <style:style style:name="P52" style:family="paragraph" style:parent-style-name="Standard" style:list-style-name="L28">
      <style:text-properties fo:font-weight="normal" officeooo:rsid="0022fc1a" officeooo:paragraph-rsid="002945e3" style:font-weight-asian="normal" style:font-weight-complex="normal"/>
    </style:style>
    <style:style style:name="P53" style:family="paragraph" style:parent-style-name="Standard">
      <style:text-properties fo:font-weight="normal" officeooo:rsid="0022fc1a" officeooo:paragraph-rsid="002945e3" style:font-weight-asian="normal" style:font-weight-complex="normal"/>
    </style:style>
    <style:style style:name="P54" style:family="paragraph" style:parent-style-name="Standard" style:list-style-name="L28">
      <style:text-properties fo:font-weight="normal" officeooo:rsid="0024f212" officeooo:paragraph-rsid="0024f212" style:font-weight-asian="normal" style:font-weight-complex="normal"/>
    </style:style>
    <style:style style:name="P55" style:family="paragraph" style:parent-style-name="Standard" style:list-style-name="L29">
      <style:text-properties fo:font-weight="normal" officeooo:rsid="00280422" officeooo:paragraph-rsid="00280422" style:font-weight-asian="normal" style:font-weight-complex="normal"/>
    </style:style>
    <style:style style:name="P56" style:family="paragraph" style:parent-style-name="Standard">
      <style:text-properties fo:font-weight="normal" officeooo:rsid="00280422" officeooo:paragraph-rsid="00280422" style:font-weight-asian="normal" style:font-weight-complex="normal"/>
    </style:style>
    <style:style style:name="P57" style:family="paragraph" style:parent-style-name="Standard">
      <style:text-properties fo:font-weight="normal" officeooo:rsid="002945e3" officeooo:paragraph-rsid="002945e3" style:font-weight-asian="normal" style:font-weight-complex="normal"/>
    </style:style>
    <style:style style:name="P58" style:family="paragraph" style:parent-style-name="Standard" style:list-style-name="L30">
      <style:text-properties fo:font-weight="normal" officeooo:rsid="002945e3" officeooo:paragraph-rsid="002945e3" style:font-weight-asian="normal" style:font-weight-complex="normal"/>
    </style:style>
    <style:style style:name="P59" style:family="paragraph" style:parent-style-name="Standard">
      <style:text-properties fo:font-weight="normal" officeooo:rsid="002a6379" officeooo:paragraph-rsid="002a6379" style:font-weight-asian="normal" style:font-weight-complex="normal"/>
    </style:style>
    <style:style style:name="P60" style:family="paragraph" style:parent-style-name="Standard">
      <style:text-properties fo:font-weight="normal" officeooo:rsid="002ae3ba" officeooo:paragraph-rsid="002ae3ba" style:font-weight-asian="normal" style:font-weight-complex="normal"/>
    </style:style>
    <style:style style:name="P61" style:family="paragraph" style:parent-style-name="Standard" style:list-style-name="L31">
      <style:text-properties fo:font-weight="normal" officeooo:rsid="002ae3ba" officeooo:paragraph-rsid="002ae3ba" style:font-weight-asian="normal" style:font-weight-complex="normal"/>
    </style:style>
    <style:style style:name="P62" style:family="paragraph" style:parent-style-name="Standard" style:list-style-name="L31">
      <style:text-properties fo:font-weight="normal" officeooo:rsid="002c9654" officeooo:paragraph-rsid="002c9654" style:font-weight-asian="normal" style:font-weight-complex="normal"/>
    </style:style>
    <style:style style:name="P63" style:family="paragraph" style:parent-style-name="Standard">
      <style:text-properties fo:font-weight="normal" officeooo:rsid="002c9654" officeooo:paragraph-rsid="002c9654" style:font-weight-asian="normal" style:font-weight-complex="normal"/>
    </style:style>
    <style:style style:name="P64" style:family="paragraph" style:parent-style-name="Standard" style:list-style-name="L32">
      <style:text-properties fo:font-weight="normal" officeooo:rsid="002c9654" officeooo:paragraph-rsid="002c9654" style:font-weight-asian="normal" style:font-weight-complex="normal"/>
    </style:style>
    <style:style style:name="P65" style:family="paragraph" style:parent-style-name="Standard" style:list-style-name="L33">
      <style:text-properties fo:font-weight="normal" officeooo:rsid="002c9654" officeooo:paragraph-rsid="002c9654" style:font-weight-asian="normal" style:font-weight-complex="normal"/>
    </style:style>
    <style:style style:name="P66" style:family="paragraph" style:parent-style-name="Standard" style:list-style-name="L33">
      <style:text-properties fo:font-weight="normal" officeooo:rsid="002d08fb" officeooo:paragraph-rsid="002d08fb" style:font-weight-asian="normal" style:font-weight-complex="normal"/>
    </style:style>
    <style:style style:name="P67" style:family="paragraph" style:parent-style-name="Standard">
      <style:text-properties fo:font-weight="normal" officeooo:rsid="002d08fb" officeooo:paragraph-rsid="002d08fb" style:font-weight-asian="normal" style:font-weight-complex="normal"/>
    </style:style>
    <style:style style:name="P68" style:family="paragraph" style:parent-style-name="Standard" style:list-style-name="L34">
      <style:text-properties fo:font-weight="normal" officeooo:rsid="002e6062" officeooo:paragraph-rsid="002e6062" style:font-weight-asian="normal" style:font-weight-complex="normal"/>
    </style:style>
    <style:style style:name="P69" style:family="paragraph" style:parent-style-name="Standard">
      <style:text-properties fo:font-weight="normal" officeooo:rsid="002e6062" officeooo:paragraph-rsid="002e6062" style:font-weight-asian="normal" style:font-weight-complex="normal"/>
    </style:style>
    <style:style style:name="P70" style:family="paragraph" style:parent-style-name="Standard">
      <style:text-properties fo:font-weight="normal" officeooo:rsid="00305784" officeooo:paragraph-rsid="00305784" style:font-weight-asian="normal" style:font-weight-complex="normal"/>
    </style:style>
    <style:style style:name="P71" style:family="paragraph" style:parent-style-name="Standard" style:list-style-name="L35">
      <style:text-properties fo:font-weight="normal" officeooo:rsid="00305784" officeooo:paragraph-rsid="00305784" style:font-weight-asian="normal" style:font-weight-complex="normal"/>
    </style:style>
    <style:style style:name="P72" style:family="paragraph" style:parent-style-name="Standard">
      <style:text-properties fo:font-weight="normal" officeooo:rsid="0031e3a0" officeooo:paragraph-rsid="0031e3a0" style:font-weight-asian="normal" style:font-weight-complex="normal"/>
    </style:style>
    <style:style style:name="P73" style:family="paragraph" style:parent-style-name="Standard" style:list-style-name="L36">
      <style:text-properties fo:font-weight="normal" officeooo:rsid="0031e3a0" officeooo:paragraph-rsid="0031e3a0" style:font-weight-asian="normal" style:font-weight-complex="normal"/>
    </style:style>
    <style:style style:name="P74" style:family="paragraph" style:parent-style-name="Standard" style:list-style-name="L36">
      <style:text-properties fo:font-weight="normal" officeooo:rsid="003283a4" officeooo:paragraph-rsid="003283a4" style:font-weight-asian="normal" style:font-weight-complex="normal"/>
    </style:style>
    <style:style style:name="P75" style:family="paragraph" style:parent-style-name="Standard">
      <style:text-properties fo:font-weight="normal" officeooo:rsid="003283a4" officeooo:paragraph-rsid="003283a4" style:font-weight-asian="normal" style:font-weight-complex="normal"/>
    </style:style>
    <style:style style:name="P76" style:family="paragraph" style:parent-style-name="Standard">
      <style:text-properties fo:font-weight="normal" officeooo:rsid="0033bd80" officeooo:paragraph-rsid="0033bd80" style:font-weight-asian="normal" style:font-weight-complex="normal"/>
    </style:style>
    <style:style style:name="P77" style:family="paragraph" style:parent-style-name="Standard" style:list-style-name="L37">
      <style:text-properties fo:font-weight="normal" officeooo:rsid="0033bd80" officeooo:paragraph-rsid="0033bd80" style:font-weight-asian="normal" style:font-weight-complex="normal"/>
    </style:style>
    <style:style style:name="P78" style:family="paragraph" style:parent-style-name="Standard">
      <style:text-properties fo:font-weight="normal" officeooo:rsid="00359026" officeooo:paragraph-rsid="00359026" style:font-weight-asian="normal" style:font-weight-complex="normal"/>
    </style:style>
    <style:style style:name="P79" style:family="paragraph" style:parent-style-name="Standard" style:list-style-name="L38">
      <style:text-properties fo:font-weight="normal" officeooo:rsid="00359026" officeooo:paragraph-rsid="00359026" style:font-weight-asian="normal" style:font-weight-complex="normal"/>
    </style:style>
    <style:style style:name="P80" style:family="paragraph" style:parent-style-name="Standard" style:list-style-name="L39">
      <style:text-properties fo:font-weight="normal" officeooo:rsid="00359026" officeooo:paragraph-rsid="00359026" style:font-weight-asian="normal" style:font-weight-complex="normal"/>
    </style:style>
    <style:style style:name="P81" style:family="paragraph" style:parent-style-name="Standard" style:list-style-name="L40">
      <style:text-properties fo:font-weight="normal" officeooo:rsid="00359026" officeooo:paragraph-rsid="00359026" style:font-weight-asian="normal" style:font-weight-complex="normal"/>
    </style:style>
    <style:style style:name="P82" style:family="paragraph" style:parent-style-name="Standard">
      <style:text-properties fo:font-weight="normal" officeooo:rsid="003785cb" officeooo:paragraph-rsid="003785cb" style:font-weight-asian="normal" style:font-weight-complex="normal"/>
    </style:style>
    <style:style style:name="P83" style:family="paragraph" style:parent-style-name="Standard" style:list-style-name="L41">
      <style:text-properties fo:font-weight="normal" officeooo:rsid="003785cb" officeooo:paragraph-rsid="003785cb" style:font-weight-asian="normal" style:font-weight-complex="normal"/>
    </style:style>
    <style:style style:name="P84" style:family="paragraph" style:parent-style-name="Standard">
      <style:text-properties fo:font-weight="normal" officeooo:rsid="00380a0e" officeooo:paragraph-rsid="00380a0e" style:font-weight-asian="normal" style:font-weight-complex="normal"/>
    </style:style>
    <style:style style:name="P85" style:family="paragraph" style:parent-style-name="Standard" style:list-style-name="L42">
      <style:text-properties fo:font-weight="normal" officeooo:rsid="00380a0e" officeooo:paragraph-rsid="00380a0e" style:font-weight-asian="normal" style:font-weight-complex="normal"/>
    </style:style>
    <style:style style:name="P86" style:family="paragraph" style:parent-style-name="Standard" style:list-style-name="L42">
      <style:text-properties fo:font-weight="normal" officeooo:rsid="003ac81c" officeooo:paragraph-rsid="003ac81c" style:font-weight-asian="normal" style:font-weight-complex="normal"/>
    </style:style>
    <style:style style:name="P87" style:family="paragraph" style:parent-style-name="Standard">
      <style:text-properties fo:font-weight="normal" officeooo:rsid="003ac81c" officeooo:paragraph-rsid="003ac81c" style:font-weight-asian="normal" style:font-weight-complex="normal"/>
    </style:style>
    <style:style style:name="P88" style:family="paragraph" style:parent-style-name="Standard" style:list-style-name="L43">
      <style:text-properties fo:font-weight="normal" officeooo:rsid="003ac81c" officeooo:paragraph-rsid="003ac81c" style:font-weight-asian="normal" style:font-weight-complex="normal"/>
    </style:style>
    <style:style style:name="P89" style:family="paragraph" style:parent-style-name="Standard">
      <style:text-properties fo:font-weight="normal" officeooo:rsid="003c97f7" officeooo:paragraph-rsid="003c97f7" style:font-weight-asian="normal" style:font-weight-complex="normal"/>
    </style:style>
    <style:style style:name="P90" style:family="paragraph" style:parent-style-name="Standard" style:list-style-name="L44">
      <style:text-properties fo:font-weight="normal" officeooo:rsid="003c97f7" officeooo:paragraph-rsid="003c97f7" style:font-weight-asian="normal" style:font-weight-complex="normal"/>
    </style:style>
    <style:style style:name="P91" style:family="paragraph" style:parent-style-name="Standard" style:list-style-name="L45">
      <style:text-properties fo:font-weight="normal" officeooo:rsid="003c97f7" officeooo:paragraph-rsid="003c97f7" style:font-weight-asian="normal" style:font-weight-complex="normal"/>
    </style:style>
    <style:style style:name="P92" style:family="paragraph" style:parent-style-name="Standard" style:list-style-name="L45">
      <style:text-properties fo:font-weight="normal" officeooo:rsid="003ddd13" officeooo:paragraph-rsid="003ddd13" style:font-weight-asian="normal" style:font-weight-complex="normal"/>
    </style:style>
    <style:style style:name="P93" style:family="paragraph" style:parent-style-name="Standard" style:list-style-name="L8">
      <style:text-properties officeooo:rsid="00100d36" officeooo:paragraph-rsid="00100d36"/>
    </style:style>
    <style:style style:name="P94" style:family="paragraph" style:parent-style-name="Standard">
      <style:text-properties officeooo:paragraph-rsid="00126152"/>
    </style:style>
    <style:style style:name="P95" style:family="paragraph" style:parent-style-name="Standard" style:list-style-name="L9">
      <style:text-properties officeooo:rsid="0013a272" officeooo:paragraph-rsid="0013a272"/>
    </style:style>
    <style:style style:name="P96" style:family="paragraph" style:parent-style-name="Standard">
      <style:text-properties officeooo:rsid="0013a272" officeooo:paragraph-rsid="0013a272"/>
    </style:style>
    <style:style style:name="P97" style:family="paragraph" style:parent-style-name="Standard">
      <style:text-properties officeooo:rsid="0014e9a2" officeooo:paragraph-rsid="0014e9a2"/>
    </style:style>
    <style:style style:name="P98" style:family="paragraph" style:parent-style-name="Standard" style:list-style-name="L10">
      <style:text-properties officeooo:rsid="0014e9a2" officeooo:paragraph-rsid="0014e9a2"/>
    </style:style>
    <style:style style:name="P99" style:family="paragraph" style:parent-style-name="Standard" style:list-style-name="L11">
      <style:text-properties officeooo:rsid="0014e9a2" officeooo:paragraph-rsid="0014e9a2"/>
    </style:style>
    <style:style style:name="P100" style:family="paragraph" style:parent-style-name="Standard">
      <style:text-properties fo:font-weight="bold" officeooo:rsid="0014e9a2" officeooo:paragraph-rsid="0014e9a2" style:font-weight-asian="bold" style:font-weight-complex="bold"/>
    </style:style>
    <style:style style:name="P101" style:family="paragraph" style:parent-style-name="Standard">
      <style:text-properties fo:font-weight="bold" officeooo:rsid="00179b4d" officeooo:paragraph-rsid="00179b4d" style:font-weight-asian="bold" style:font-weight-complex="bold"/>
    </style:style>
    <style:style style:name="P102" style:family="paragraph" style:parent-style-name="Standard">
      <style:text-properties fo:font-weight="bold" officeooo:rsid="001967dc" officeooo:paragraph-rsid="001967dc" style:font-weight-asian="bold" style:font-weight-complex="bold"/>
    </style:style>
    <style:style style:name="P103" style:family="paragraph" style:parent-style-name="Standard">
      <style:text-properties fo:font-weight="bold" officeooo:rsid="000fc5b4" officeooo:paragraph-rsid="000fc5b4" style:font-weight-asian="bold" style:font-weight-complex="bold"/>
    </style:style>
    <style:style style:name="P104" style:family="paragraph" style:parent-style-name="Standard" style:list-style-name="L7">
      <style:text-properties fo:font-weight="bold" officeooo:rsid="000fc5b4" officeooo:paragraph-rsid="000fc5b4" style:font-weight-asian="bold" style:font-weight-complex="bold"/>
    </style:style>
    <style:style style:name="P105" style:family="paragraph" style:parent-style-name="Standard">
      <style:text-properties fo:font-weight="bold" officeooo:rsid="001a05e9" officeooo:paragraph-rsid="001a05e9" style:font-weight-asian="bold" style:font-weight-complex="bold"/>
    </style:style>
    <style:style style:name="P106" style:family="paragraph" style:parent-style-name="Standard" style:list-style-name="L19">
      <style:text-properties fo:font-weight="bold" officeooo:rsid="001a05e9" officeooo:paragraph-rsid="001a05e9" style:font-weight-asian="bold" style:font-weight-complex="bold"/>
    </style:style>
    <style:style style:name="P107" style:family="paragraph" style:parent-style-name="Standard">
      <style:text-properties fo:font-weight="bold" officeooo:rsid="001bb246" officeooo:paragraph-rsid="001bb246" style:font-weight-asian="bold" style:font-weight-complex="bold"/>
    </style:style>
    <style:style style:name="P108" style:family="paragraph" style:parent-style-name="Standard">
      <style:text-properties fo:font-weight="bold" officeooo:rsid="001d3fa3" officeooo:paragraph-rsid="001d3fa3" style:font-weight-asian="bold" style:font-weight-complex="bold"/>
    </style:style>
    <style:style style:name="P109" style:family="paragraph" style:parent-style-name="Standard">
      <style:text-properties fo:font-weight="bold" officeooo:rsid="002176f2" officeooo:paragraph-rsid="002176f2" style:font-weight-asian="bold" style:font-weight-complex="bold"/>
    </style:style>
    <style:style style:name="P110" style:family="paragraph" style:parent-style-name="Standard">
      <style:text-properties fo:font-weight="bold" officeooo:rsid="0022fc1a" officeooo:paragraph-rsid="0022fc1a" style:font-weight-asian="bold" style:font-weight-complex="bold"/>
    </style:style>
    <style:style style:name="P111" style:family="paragraph" style:parent-style-name="Standard" style:list-style-name="L28">
      <style:text-properties fo:font-weight="bold" officeooo:rsid="0024f212" officeooo:paragraph-rsid="0024f212" style:font-weight-asian="bold" style:font-weight-complex="bold"/>
    </style:style>
    <style:style style:name="P112" style:family="paragraph" style:parent-style-name="Standard">
      <style:text-properties fo:font-weight="bold" officeooo:rsid="0024f212" officeooo:paragraph-rsid="002945e3" style:font-weight-asian="bold" style:font-weight-complex="bold"/>
    </style:style>
    <style:style style:name="P113" style:family="paragraph" style:parent-style-name="Standard" style:list-style-name="L28">
      <style:text-properties fo:font-weight="bold" officeooo:rsid="0026ad74" officeooo:paragraph-rsid="0026ad74" style:font-weight-asian="bold" style:font-weight-complex="bold"/>
    </style:style>
    <style:style style:name="P114" style:family="paragraph" style:parent-style-name="Standard">
      <style:text-properties fo:font-weight="bold" officeooo:rsid="0026ad74" officeooo:paragraph-rsid="00280422" style:font-weight-asian="bold" style:font-weight-complex="bold"/>
    </style:style>
    <style:style style:name="P115" style:family="paragraph" style:parent-style-name="Standard">
      <style:text-properties fo:font-weight="bold" officeooo:rsid="0028858a" officeooo:paragraph-rsid="0028858a" style:font-weight-asian="bold" style:font-weight-complex="bold"/>
    </style:style>
    <style:style style:name="P116" style:family="paragraph" style:parent-style-name="Standard">
      <style:text-properties fo:font-weight="bold" officeooo:rsid="002a6379" officeooo:paragraph-rsid="002a6379" style:font-weight-asian="bold" style:font-weight-complex="bold"/>
    </style:style>
    <style:style style:name="P117" style:family="paragraph" style:parent-style-name="Standard">
      <style:text-properties fo:font-weight="bold" officeooo:rsid="002c9654" officeooo:paragraph-rsid="002c9654" style:font-weight-asian="bold" style:font-weight-complex="bold"/>
    </style:style>
    <style:style style:name="P118" style:family="paragraph" style:parent-style-name="Standard">
      <style:text-properties fo:font-weight="bold" officeooo:rsid="002d08fb" officeooo:paragraph-rsid="002d08fb" style:font-weight-asian="bold" style:font-weight-complex="bold"/>
    </style:style>
    <style:style style:name="P119" style:family="paragraph" style:parent-style-name="Standard">
      <style:text-properties fo:font-weight="bold" officeooo:rsid="00305784" officeooo:paragraph-rsid="00305784" style:font-weight-asian="bold" style:font-weight-complex="bold"/>
    </style:style>
    <style:style style:name="P120" style:family="paragraph" style:parent-style-name="Standard">
      <style:text-properties fo:font-weight="bold" officeooo:rsid="003283a4" officeooo:paragraph-rsid="003283a4" style:font-weight-asian="bold" style:font-weight-complex="bold"/>
    </style:style>
    <style:style style:name="P121" style:family="paragraph" style:parent-style-name="Standard">
      <style:text-properties fo:font-weight="bold" officeooo:rsid="00359026" officeooo:paragraph-rsid="00359026" style:font-weight-asian="bold" style:font-weight-complex="bold"/>
    </style:style>
    <style:style style:name="P122" style:family="paragraph" style:parent-style-name="Standard">
      <style:text-properties fo:font-weight="bold" officeooo:rsid="003ac81c" officeooo:paragraph-rsid="003ac81c" style:font-weight-asian="bold" style:font-weight-complex="bold"/>
    </style:style>
    <style:style style:name="P123" style:family="paragraph" style:parent-style-name="Standard">
      <style:text-properties officeooo:paragraph-rsid="00179b4d"/>
    </style:style>
    <style:style style:name="P124" style:family="paragraph" style:parent-style-name="Standard" style:list-style-name="L14">
      <style:text-properties officeooo:rsid="00179b4d" officeooo:paragraph-rsid="00179b4d"/>
    </style:style>
    <style:style style:name="P125" style:family="paragraph" style:parent-style-name="Standard">
      <style:text-properties officeooo:rsid="00179b4d" officeooo:paragraph-rsid="00179b4d"/>
    </style:style>
    <style:style style:name="P126" style:family="paragraph" style:parent-style-name="Standard" style:list-style-name="L15">
      <style:text-properties officeooo:rsid="00179b4d" officeooo:paragraph-rsid="00179b4d"/>
    </style:style>
    <style:style style:name="P127" style:family="paragraph" style:parent-style-name="Standard" style:list-style-name="L15">
      <style:text-properties officeooo:rsid="00190cd0" officeooo:paragraph-rsid="00190cd0"/>
    </style:style>
    <style:style style:name="P128" style:family="paragraph" style:parent-style-name="Standard">
      <style:text-properties officeooo:rsid="00190cd0" officeooo:paragraph-rsid="00190cd0"/>
    </style:style>
    <style:style style:name="P129" style:family="paragraph" style:parent-style-name="Standard" style:list-style-name="L16">
      <style:text-properties officeooo:rsid="00190cd0" officeooo:paragraph-rsid="00190cd0"/>
    </style:style>
    <style:style style:name="P130" style:family="paragraph" style:parent-style-name="Standard" style:list-style-name="L16">
      <style:text-properties officeooo:rsid="001967dc" officeooo:paragraph-rsid="001967dc"/>
    </style:style>
    <style:style style:name="T1" style:family="text">
      <style:text-properties officeooo:rsid="000dac32"/>
    </style:style>
    <style:style style:name="T2" style:family="text">
      <style:text-properties fo:font-weight="normal" style:font-weight-asian="normal" style:font-weight-complex="normal"/>
    </style:style>
    <style:style style:name="T3" style:family="text">
      <style:text-properties fo:font-weight="normal" officeooo:rsid="00126152" style:font-weight-asian="normal" style:font-weight-complex="normal"/>
    </style:style>
    <style:style style:name="T4" style:family="text">
      <style:text-properties fo:font-weight="normal" officeooo:rsid="00179b4d" style:font-weight-asian="normal" style:font-weight-complex="normal"/>
    </style:style>
    <style:style style:name="T5" style:family="text">
      <style:text-properties fo:font-weight="normal" officeooo:rsid="0026ad74" style:font-weight-asian="normal" style:font-weight-complex="normal"/>
    </style:style>
    <style:style style:name="T6" style:family="text">
      <style:text-properties fo:font-weight="normal" officeooo:rsid="0022fc1a" style:font-weight-asian="normal" style:font-weight-complex="normal"/>
    </style:style>
    <style:style style:name="T7" style:family="text">
      <style:text-properties officeooo:rsid="00100d36"/>
    </style:style>
    <style:style style:name="T8" style:family="text">
      <style:text-properties officeooo:rsid="001139ba"/>
    </style:style>
    <style:style style:name="T9" style:family="text">
      <style:text-properties officeooo:rsid="0014e9a2"/>
    </style:style>
    <style:style style:name="T10" style:family="text">
      <style:text-properties fo:font-weight="bold" style:font-weight-asian="bold" style:font-weight-complex="bold"/>
    </style:style>
    <style:style style:name="T11" style:family="text">
      <style:text-properties fo:font-weight="bold" officeooo:rsid="002ec821" style:font-weight-asian="bold" style:font-weight-complex="bold"/>
    </style:style>
    <style:style style:name="T12" style:family="text">
      <style:text-properties officeooo:rsid="001e3597"/>
    </style:style>
    <style:style style:name="T13" style:family="text">
      <style:text-properties officeooo:rsid="00209a46"/>
    </style:style>
    <style:style style:name="T14" style:family="text">
      <style:text-properties officeooo:rsid="002176f2"/>
    </style:style>
    <style:style style:name="T15" style:family="text">
      <style:text-properties officeooo:rsid="0021b881"/>
    </style:style>
    <style:style style:name="T16" style:family="text">
      <style:text-properties officeooo:rsid="0024f212"/>
    </style:style>
    <style:style style:name="T17" style:family="text">
      <style:text-properties officeooo:rsid="002945e3"/>
    </style:style>
    <style:style style:name="T18" style:family="text">
      <style:text-properties style:text-position="super 58%"/>
    </style:style>
    <style:style style:name="T19" style:family="text">
      <style:text-properties style:text-position="super 58%" officeooo:rsid="002ec821"/>
    </style:style>
    <style:style style:name="T20" style:family="text">
      <style:text-properties officeooo:rsid="002ae3ba"/>
    </style:style>
    <style:style style:name="T21" style:family="text">
      <style:text-properties officeooo:rsid="002ec821"/>
    </style:style>
    <style:style style:name="T22" style:family="text">
      <style:text-properties officeooo:rsid="00300390"/>
    </style:style>
    <style:style style:name="T23" style:family="text">
      <style:text-properties officeooo:rsid="0033bd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midterm 1 review</text:p>
      <text:p text:style-name="P1"/>
      <text:p text:style-name="P2">Lecture 4</text:p>
      <text:p text:style-name="P1"/>
      <text:p text:style-name="P1">Hierarchical arch of internet</text:p>
      <text:p text:style-name="P1"/>
      <text:p text:style-name="P1">Tiered system</text:p>
      <text:list xml:id="list326801081946381222" text:style-name="L1">
        <text:list-item>
          <text:p text:style-name="P14">Tier 1: small number of well connected large networks – national and international isps, large content distributors (microsoft, google, akamai)</text:p>
        </text:list-item>
        <text:list-item>
          <text:p text:style-name="P14">Tier 2: regional isps</text:p>
        </text:list-item>
        <text:list-item>
          <text:p text:style-name="P14">Tier 3: local isps, final point providers eg universities</text:p>
        </text:list-item>
      </text:list>
      <text:p text:style-name="P1"/>
      <text:p text:style-name="P1">Advantages</text:p>
      <text:list xml:id="list6208674448440659921" text:style-name="L2">
        <text:list-item>
          <text:p text:style-name="P15">isolates and scopes internal dynamics, provides stability,robustness</text:p>
        </text:list-item>
        <text:list-item>
          <text:p text:style-name="P15">supports scalability: aggregation per domain allowing smaller more effiicient routing tables</text:p>
        </text:list-item>
        <text:list-item>
          <text:p text:style-name="P15">flexibile: different domains different protocols</text:p>
        </text:list-item>
      </text:list>
      <text:p text:style-name="P1">Disadvantages</text:p>
      <text:list xml:id="list8735564104853852740" text:style-name="L3">
        <text:list-item>
          <text:p text:style-name="P16">overhead of maintaining hierarchy</text:p>
        </text:list-item>
        <text:list-item>
          <text:p text:style-name="P16">suboptmial routing (not necessarily shortest path</text:p>
        </text:list-item>
      </text:list>
      <text:p text:style-name="P1"/>
      <text:p text:style-name="P1">Edges more connected (higher in/out degree), backbone less connected</text:p>
      <text:p text:style-name="P1"/>
      <text:p text:style-name="P1">Layered internet</text:p>
      <text:list xml:id="list3636942296619017280" text:style-name="L4">
        <text:list-item>
          <text:p text:style-name="P17">provides reference model and common vocabulary for discussion</text:p>
        </text:list-item>
        <text:list-item>
          <text:p text:style-name="P17">modular enables isolated maintenance (changes in one layer transparent to rest of system most of the time, exception tcp sensitive to change in network layer (mac layer, wifi and such) because it probes for congestion statistics, but that's layer violation anyway. <text:span text:style-name="T1">Well maybe not since the way it probes is completely independent of the lower layers (RTT of its own packets/acks)</text:span>)</text:p>
        </text:list-item>
      </text:list>
      <text:p text:style-name="P1"/>
      <text:p text:style-name="P1">Layers</text:p>
      <text:list xml:id="list9077427538538401978" text:style-name="L5">
        <text:list-item>
          <text:p text:style-name="P18">application: supports network apps ftp, smtp, http</text:p>
        </text:list-item>
        <text:list-item>
          <text:p text:style-name="P18">transport: process-process data transfer (end-to-end, <text:span text:style-name="T1">congestion control, flow control, reliability</text:span>): tcp,udp</text:p>
        </text:list-item>
        <text:list-item>
          <text:p text:style-name="P18">network: routing of datagrams from src to dest: IP, routing protocols</text:p>
        </text:list-item>
        <text:list-item>
          <text:p text:style-name="P18">link: data transfer between neighboring network elements <text:span text:style-name="T1">(node to node) <text:s/></text:span>: ppp, ethernet</text:p>
        </text:list-item>
        <text:list-item>
          <text:p text:style-name="P18">physical: bits on the wire</text:p>
        </text:list-item>
        <text:list-item>
          <text:p text:style-name="P19">Session and presentation layers are omitted because implemented in application layer because not all apps require these layers</text:p>
        </text:list-item>
      </text:list>
      <text:p text:style-name="P6"/>
      <text:p text:style-name="P6">Encapsulation – each layer appends a header and strips its own headers to process and possilby affixes a new header of its own type (routers affix network headers).</text:p>
      <text:p text:style-name="P6"/>
      <text:p text:style-name="P3">Lecture 5</text:p>
      <text:p text:style-name="P3"/>
      <text:p text:style-name="P7">Network protocol is implemented in every router. Network layer implemented in hosts is not the full protocol, just hooks up to the first router.</text:p>
      <text:p text:style-name="P7"><text:soft-page-break/>Link layer is implemented in all switches, routers, hubs.</text:p>
      <text:p text:style-name="P7"/>
      <text:p text:style-name="P7">Thin waste of the internet: not many choices in trasport, network, data link layers. TCP/UDP, IP, Ethernet/FDDI/Tocken ring. Many choices in application layer and in physical.</text:p>
      <text:p text:style-name="P7"/>
      <text:p text:style-name="P7">Circuit Switching</text:p>
      <text:list xml:id="list3692026948946565460" text:style-name="L6">
        <text:list-item>
          <text:p text:style-name="P20">dedicated circuit per call</text:p>
        </text:list-item>
        <text:list-item>
          <text:p text:style-name="P20">reserved resources per call</text:p>
        </text:list-item>
        <text:list-item>
          <text:p text:style-name="P20">guaranteed performance</text:p>
        </text:list-item>
        <text:list-item>
          <text:p text:style-name="P20">call setup required (admission control)</text:p>
        </text:list-item>
      </text:list>
      <text:p text:style-name="P7"/>
      <text:p text:style-name="P7">TDM and FDM (multiplexing): pieces allocated to calls. Resource idle is not being actively used by owning user</text:p>
      <text:p text:style-name="P7"/>
      <text:p text:style-name="P7">The point of all this being that network is never overloaded. Some users can be denied entry but no overloading, no sacrifice in quality.</text:p>
      <text:p text:style-name="P7"/>
      <text:p text:style-name="P9">Time to transfer file <text:s/>640kb over TDM circuit: 1.536Mbps/24 time divisions = 64kbps hence 640/64=10s+.5s call setup plus propagation delay (100us/20km)</text:p>
      <text:p text:style-name="P7"/>
      <text:p text:style-name="P9">Losing: not scalable, wasted resources </text:p>
      <text:p text:style-name="P7"/>
      <text:p text:style-name="P8">Packet-Switching</text:p>
      <text:p text:style-name="P7"/>
      <text:p text:style-name="P4">New network goals</text:p>
      <text:list xml:id="list1955667343283871157" text:style-name="L7">
        <text:list-item>
          <text:p text:style-name="P104">scalability and cheap access: resource sharing (instead of letting them sit idle), reduce reservations, enables higher utilization, use packet switching (per packet routing) and statistical multiplexing</text:p>
        </text:list-item>
        <text:list-item>
          <text:p text:style-name="P104">robustness: reroute on failure instead of dropping call (no reservations stateless connections) and dynamic routing (route by header different paths for different packets potentially different routes decisions made hop by hop according to headers) <text:s/></text:p>
        </text:list-item>
        <text:list-item>
          <text:p text:style-name="P104">reliability: time retransmission (tcp based on acks and seq #s)</text:p>
        </text:list-item>
        <text:list-item>
          <text:p text:style-name="P104">evolvable: minimize complexity in the backbone and push complexity to edges</text:p>
        </text:list-item>
      </text:list>
      <text:p text:style-name="P9"/>
      <text:p text:style-name="P9"/>
      <text:p text:style-name="P4">Lecture 6</text:p>
      <text:p text:style-name="P4"/>
      <text:p text:style-name="P10">Reliability used to be provided in link layer but now it's only provided in the link layer for wireless because the bit error rate is so high that it's warranted (otherwise the overhead is too high).</text:p>
      <text:p text:style-name="P1"/>
      <text:p text:style-name="P1"><text:s/><text:span text:style-name="T7">Missing: security, mobility support, leads to SDNs software defined networks</text:span></text:p>
      <text:p text:style-name="P1"/>
      <text:p text:style-name="P12">Packet-Switching</text:p>
      <text:list xml:id="list6361861963535051510" text:style-name="L8">
        <text:list-item>
          <text:p text:style-name="P93">end-end stream divided into packets</text:p>
        </text:list-item>
        <text:list-item>
          <text:p text:style-name="P93">users share resources, <text:span text:style-name="T8">allocate on demand,</text:span> each packet uses full bandwidth of link</text:p>
        </text:list-item>
        <text:list-item>
          <text:p text:style-name="P93">aggregate resource demand can exceed available amount</text:p>
        </text:list-item>
        <text:list-item>
          <text:p text:style-name="P93">congestion: packets queue wait for link use (or drop- packet loss), store and forward, moving one hop at a time</text:p>
        </text:list-item>
      </text:list>
      <text:p text:style-name="P13"><text:soft-page-break/>Statistical multiplexing: bandwidth shared on demand, resources available only statistically</text:p>
      <text:p text:style-name="P13"/>
      <text:p text:style-name="P13">packetswitching example</text:p>
      <text:p text:style-name="P13"/>
      <text:p text:style-name="P13">L = 7.5Mbits R=1.5Mbps =&gt; 5s per router and so over 3 hops 15s delay (assuming zero propagation delay)</text:p>
      <text:p text:style-name="P13"/>
      <text:p text:style-name="P13">1 Mb/s link, each user uses 100kb/s when active, active 10% of the time. In circuit switched network you could tolerate a maximum of 10 users. But in packet switched you can tolerate 35 users because the chance that &gt;10 active users, out of 35 is .0004 (binomial distribution with success = .1)</text:p>
      <text:p text:style-name="P13"/>
      <text:p text:style-name="P5">Lecture 7</text:p>
      <text:p text:style-name="P5"/>
      <text:p text:style-name="P11">application layer</text:p>
      <text:p text:style-name="P11"/>
      <text:p text:style-name="P11">jitter: delay differences, <text:span text:style-name="T9">variation in delay</text:span></text:p>
      <text:p text:style-name="P11"/>
      <text:p text:style-name="P94"><text:span text:style-name="T3">3 different application architectures</text:span></text:p>
      <text:list xml:id="list4642728700568623780" text:style-name="L9">
        <text:list-item>
          <text:p text:style-name="P95"><text:span text:style-name="T3">c</text:span><text:span text:style-name="T2">lient-server</text:span></text:p>
          <text:list>
            <text:list-item>
              <text:p text:style-name="P95"><text:span text:style-name="T2">server up all the time, host on all the time</text:span></text:p>
            </text:list-item>
            <text:list-item>
              <text:p text:style-name="P95"><text:span text:style-name="T2">permanent address</text:span></text:p>
            </text:list-item>
            <text:list-item>
              <text:p text:style-name="P95"><text:span text:style-name="T2">server farms, avoid single point of failure, expensive to scale</text:span></text:p>
            </text:list-item>
            <text:list-item>
              <text:p text:style-name="P95"><text:span text:style-name="T2">clients intermittantly connected with dynamic ips and do not communicate directly with eacher</text:span></text:p>
            </text:list-item>
          </text:list>
        </text:list-item>
        <text:list-item>
          <text:p text:style-name="P95"><text:span text:style-name="T2">p2p</text:span></text:p>
          <text:list>
            <text:list-item>
              <text:p text:style-name="P95"><text:span text:style-name="T2">no single server, arbitrary systems talk to each other, peers intermittently connected and have dynamic ips</text:span></text:p>
            </text:list-item>
            <text:list-item>
              <text:p text:style-name="P95"><text:span text:style-name="T2">easy to scale, difficult to manage, if new protocol is released all peers have to download new software</text:span></text:p>
            </text:list-item>
          </text:list>
        </text:list-item>
        <text:list-item>
          <text:p text:style-name="P95"><text:span text:style-name="T2">hybrid client-server and p2p</text:span></text:p>
          <text:list>
            <text:list-item>
              <text:p text:style-name="P95"><text:span text:style-name="T2">centralized server maybe to stores lists of users but users connect directly (skype) </text:span></text:p>
            </text:list-item>
            <text:list-item>
              <text:p text:style-name="P95"><text:span text:style-name="T2">client presence detection and location, user contact to find ip addresses of other users</text:span></text:p>
            </text:list-item>
          </text:list>
        </text:list-item>
      </text:list>
      <text:p text:style-name="P96"/>
      <text:p text:style-name="P96"><text:span text:style-name="T2">process communication by way of message passing, applications talk to servers and each other by way of interprocess communication, through a socket it opens up in the network layer (tcp or udp).</text:span></text:p>
      <text:p text:style-name="P96"/>
      <text:p text:style-name="P96"><text:span text:style-name="T2">Processes are addressed by ip address and port number.</text:span></text:p>
      <text:p text:style-name="P96"/>
      <text:p text:style-name="P96"><text:span text:style-name="T2">Application layer stipulates types of messages exchanged, message syntax (which fields), message semantics (meanings of fields)</text:span></text:p>
      <text:p text:style-name="P96"/>
      <text:p text:style-name="P97">two transport layer choices:</text:p>
      <text:p text:style-name="P97"/>
      <text:p text:style-name="P97">TCP</text:p>
      <text:list xml:id="list4229291246385499077" text:style-name="L10">
        <text:list-item>
          <text:p text:style-name="P98">connection-oriented: handshake required between client and server process-process</text:p>
        </text:list-item>
        <text:list-item>
          <text:p text:style-name="P98">reliable transport: retransmission (go back n scheme)</text:p>
        </text:list-item>
        <text:list-item>
          <text:p text:style-name="P98">flow control (sliding window)</text:p>
        </text:list-item>
        <text:list-item>
          <text:p text:style-name="P98"><text:soft-page-break/>congestion control: slow start algorithm</text:p>
        </text:list-item>
        <text:list-item>
          <text:p text:style-name="P98">no timing guarantees, no min bandwidth guarantees</text:p>
        </text:list-item>
      </text:list>
      <text:p text:style-name="P97">UDP</text:p>
      <text:list xml:id="list2765087699079022599" text:style-name="L11">
        <text:list-item>
          <text:p text:style-name="P99">unreliable</text:p>
        </text:list-item>
        <text:list-item>
          <text:p text:style-name="P99">no connection setup, flow control, congestion control, timing, or bandwidth guarantees</text:p>
        </text:list-item>
        <text:list-item>
          <text:p text:style-name="P99">thin, very little overhead</text:p>
        </text:list-item>
      </text:list>
      <text:p text:style-name="P96"><text:span text:style-name="T2"/></text:p>
      <text:p text:style-name="P100">Lecture 8</text:p>
      <text:p text:style-name="P100"/>
      <text:p text:style-name="P21">web and http is an application. Port 80</text:p>
      <text:p text:style-name="P21"/>
      <text:p text:style-name="P21">client-server architecture: user sends requests server sends responses</text:p>
      <text:p text:style-name="P21"/>
      <text:p text:style-name="P21">HTTP</text:p>
      <text:list xml:id="list366752800462120638" text:style-name="L12">
        <text:list-item>
          <text:p text:style-name="P22">client initiates tcp connection to port 80, server accepts connection, http messages are exchanged between http client (web browser) and http server (apache), tcp connection is <text:span text:style-name="T10">closed</text:span>.</text:p>
        </text:list-item>
        <text:list-item>
          <text:p text:style-name="P22">Http 1.0 is stateless (Except for cookies) no information about the user/connection is maintained.</text:p>
        </text:list-item>
        <text:list-item>
          <text:p text:style-name="P23">Persistent tcp is opening one connection and leaving it open and requesting lots of objects from the webpage. Non persistent means opening a new connection for every object you want to download.</text:p>
        </text:list-item>
        <text:list-item>
          <text:p text:style-name="P23">Hard state requires explicit statements to change, soft states are implicitly established and time out</text:p>
        </text:list-item>
        <text:list-item>
          <text:p text:style-name="P23">RTT is round trip time, for requests. <text:s/>To fetch a file in non-persistent total = 2*RTT+transit time</text:p>
        </text:list-item>
        <text:list-item>
          <text:p text:style-name="P23">persistent without pipelining: new requests issued only when previous response has been received. Persistent with pipelining: requests are sent immediately as soon as objects are encountered, cuts down on RTT</text:p>
        </text:list-item>
        <text:list-item>
          <text:p text:style-name="P23">cookies, holds key into backend db on server, but protocol resilient against loss of cookies because http is stateless by its nature</text:p>
        </text:list-item>
      </text:list>
      <text:p text:style-name="P21"/>
      <text:p text:style-name="P24">Caches/proxies</text:p>
      <text:list xml:id="list421505581266196986" text:style-name="L13">
        <text:list-item>
          <text:p text:style-name="P25">give delay bounds</text:p>
        </text:list-item>
        <text:list-item>
          <text:p text:style-name="P25">cache objects in local servers, going through a proxy server</text:p>
        </text:list-item>
        <text:list-item>
          <text:p text:style-name="P26">shortcut but objects have lifetimes, they expire.</text:p>
        </text:list-item>
        <text:list-item>
          <text:p text:style-name="P26">Reduce response time for client</text:p>
        </text:list-item>
        <text:list-item>
          <text:p text:style-name="P26">reduce traffic on an institutions access link (link to the real internet)</text:p>
        </text:list-item>
        <text:list-item>
          <text:p text:style-name="P26">obfuscate original requester</text:p>
        </text:list-item>
        <text:list-item>
          <text:p text:style-name="P26">caching example: </text:p>
        </text:list-item>
      </text:list>
      <text:p text:style-name="P27"/>
      <text:p text:style-name="P101">Lecture 9</text:p>
      <text:p text:style-name="P101"/>
      <text:p text:style-name="P123"><text:span text:style-name="T4">FTP</text:span></text:p>
      <text:list xml:id="list9125136974683620021" text:style-name="L14">
        <text:list-item>
          <text:p text:style-name="P124"><text:span text:style-name="T2">client/server, port 21</text:span></text:p>
        </text:list-item>
        <text:list-item>
          <text:p text:style-name="P124"><text:span text:style-name="T2">maintains state, 1 tcp connection for control (changing current dir), 1 connection for data</text:span></text:p>
        </text:list-item>
      </text:list>
      <text:p text:style-name="P125"><text:span text:style-name="T2">SMTP</text:span></text:p>
      <text:list xml:id="list7594324915689481429" text:style-name="L15">
        <text:list-item>
          <text:p text:style-name="P126"><text:span text:style-name="T2">components: users agents (outlook). Mail servers have a mailbox and outgoing messages queue </text:span></text:p>
        </text:list-item>
        <text:list-item>
          <text:p text:style-name="P126"><text:span text:style-name="T2">client server model between servers, not between user agent and servers</text:span></text:p>
        </text:list-item>
        <text:list-item>
          <text:p text:style-name="P126"><text:soft-page-break/><text:span text:style-name="T2">TCP port 25, for reliability (email messages need to arrive in order and whole but not necessarily quickly)</text:span></text:p>
        </text:list-item>
        <text:list-item>
          <text:p text:style-name="P126"><text:span text:style-name="T2">persistent connection (sending mail server opens connection to receiving server and forwards all messages). User agent then downloads from own mailbox server</text:span></text:p>
        </text:list-item>
        <text:list-item>
          <text:p text:style-name="P127"><text:span text:style-name="T2">push/pull. User agents push to servers and mail servers push to receiving servers. Then recipients mailserver waits until user agent pulls</text:span></text:p>
        </text:list-item>
      </text:list>
      <text:p text:style-name="P128"/>
      <text:p text:style-name="P128"><text:span text:style-name="T2">DNS</text:span></text:p>
      <text:list xml:id="list7131775626309279836" text:style-name="L16">
        <text:list-item>
          <text:p text:style-name="P129"><text:span text:style-name="T2">domain name system</text:span></text:p>
        </text:list-item>
        <text:list-item>
          <text:p text:style-name="P129"><text:span text:style-name="T2">name translation to ip addresses</text:span></text:p>
        </text:list-item>
        <text:list-item>
          <text:p text:style-name="P129"><text:span text:style-name="T2">hierarchy of name servers that cache translation</text:span></text:p>
        </text:list-item>
        <text:list-item>
          <text:p text:style-name="P129"><text:span text:style-name="T2">not purely application layer. Some router implement dns even though they have routing tables. This is so that load balancing can be done, so routers dynamically resolve where to route packets according to where/what the company wants to service those requests</text:span></text:p>
        </text:list-item>
        <text:list-item>
          <text:p text:style-name="P130"><text:span text:style-name="T2">provides aliasing also (both directions – 2 names to one address and 2 addresses to one name (dynamics previously discussed)), local news and stuff like this (point european users to local bbc)</text:span></text:p>
        </text:list-item>
        <text:list-item>
          <text:p text:style-name="P130"><text:span text:style-name="T2">recursive resolution of dns translation: root dns-&gt;tld dns-&gt;host dns (internal network resolution), first hit the root, then root directs to tld, then tld directs to amazon dns or something. And caching is done at each level for repeated hits. 13 root dns servers worldwide.</text:span></text:p>
        </text:list-item>
        <text:list-item>
          <text:p text:style-name="P130"><text:span text:style-name="T2">But first local dns servers are queried and they've cached too, so they could return a result.</text:span></text:p>
        </text:list-item>
        <text:list-item>
          <text:p text:style-name="P130"><text:span text:style-name="T2">Wrong. Iterative: ask local dns for hit, no hit local queries root and root returns address of tld and then local queries tld directly and then gets authoritative address and itself hten queries authoritative </text:span><text:span text:style-name="T10">iterative</text:span><text:span text:style-name="T2">. Recursive is when the root and tld and authoritative does the querying for you and then returns the result.</text:span></text:p>
        </text:list-item>
      </text:list>
      <text:p text:style-name="P102"/>
      <text:p text:style-name="P102">Lecture 10</text:p>
      <text:p text:style-name="P102"/>
      <text:list xml:id="list6413092149563017568" text:style-name="L18">
        <text:list-item>
          <text:p text:style-name="P29">queuing theory: M/M/1 markov arrival markov service 1 server, M/D/1 markov arrival, deterministic service, 1 server</text:p>
        </text:list-item>
        <text:list-item>
          <text:p text:style-name="P29">short memory stochastic process is one where the autocorrelation R goes to zero as time between measurements grows</text:p>
        </text:list-item>
      </text:list>
      <text:p text:style-name="P28"/>
      <text:p text:style-name="P28">Packet switching is better than circuit switching for bursty data (resource sharing), simpler (no call setup), more robust (packet rerouting), but downside is congestion can occur.</text:p>
      <text:p text:style-name="P28"/>
      <text:p text:style-name="P30">Packet delay types: node processing (error checking, choosing output link), queuing in line. Depends on congestion. Ignore processing. Transmission delay (how long it takes to actually put bits on pipe). Time to send bit is L/R, size of file divided by link bandwidth. L is packet “length”. </text:p>
      <text:p text:style-name="P30"/>
      <text:p text:style-name="P105">d_nodal = d_proc+d_queue+d_trans+d_prop</text:p>
      <text:p text:style-name="P30"/>
      <text:p text:style-name="P30">L*a/R <text:s/>a is the arrival rate. <text:s/>Below .8 then you're fine for M/M/1 queue, otherwise you can't drain queues. Delay grows exponentially. </text:p>
      <text:p text:style-name="P102"/>
      <text:p text:style-name="P30">Traceroute sends 3 packets. </text:p>
      <text:p text:style-name="P30"/>
      <text:p text:style-name="P30">Packet loss when buffers are full. Throughput is limited by smallest pipe. Bottleneck. Bottlenecks are <text:soft-page-break/>usually at the edges. </text:p>
      <text:p text:style-name="P30"/>
      <text:p text:style-name="P105">Lecture 11</text:p>
      <text:p text:style-name="P105"/>
      <text:p text:style-name="P105"><text:span text:style-name="T2">Network Security</text:span></text:p>
      <text:list xml:id="list7911425921387353306" text:style-name="L19">
        <text:list-item>
          <text:p text:style-name="P106"><text:span text:style-name="T2">security not in the bottom layer because not all apps might need it</text:span></text:p>
        </text:list-item>
        <text:list-item>
          <text:p text:style-name="P106"><text:span text:style-name="T2">cost overhead.</text:span></text:p>
        </text:list-item>
        <text:list-item>
          <text:p text:style-name="P106"><text:span text:style-name="T2">Packets can be intercepted before bottom layer</text:span></text:p>
        </text:list-item>
        <text:list-item>
          <text:p text:style-name="P106"><text:span text:style-name="T2">virus is explicit, worm is passive</text:span></text:p>
        </text:list-item>
      </text:list>
      <text:p text:style-name="P105"/>
      <text:p text:style-name="P107"><text:span text:style-name="T2">packet sniffing relies on broadcast and filter scheme for sending packets. NIC flood the network and other NICs are supposed to filter out packets which are not for them, but not necessarily the case.</text:span></text:p>
      <text:p text:style-name="P107"/>
      <text:p text:style-name="P107"><text:span text:style-name="T2">IP spoofing: rewrite ip in packet header. Ingress routers protect against this.</text:span></text:p>
      <text:p text:style-name="P107"/>
      <text:p text:style-name="P107"><text:span text:style-name="T2">Record and playback: record actions of some user and then replay them pretending to be the user (packets).</text:span></text:p>
      <text:p text:style-name="P107"/>
      <text:p text:style-name="P107">Lecture 12</text:p>
      <text:p text:style-name="P107"/>
      <text:p text:style-name="P31">caching treats latency and congestion</text:p>
      <text:p text:style-name="P31"/>
      <text:p text:style-name="P31">DNS uses UDP so you can't flood the servers, overwhelm, no need for congestion control and things like this.</text:p>
      <text:p text:style-name="P31"/>
      <text:p text:style-name="P31">A tcp flood attack is when you open up a lot of tcp connections to a host, which incurs buffer/memory reservation on the host.</text:p>
      <text:p text:style-name="P31"/>
      <text:p text:style-name="P31">DNS attacks</text:p>
      <text:list xml:id="list1057267416625132835" text:style-name="L20">
        <text:list-item>
          <text:p text:style-name="P32">ddos bandwidth flooding – attacker sends icmp datagrams to root servers overloading them. Defense is for root dns servers to filter icmp packets and for local dns caches to bypass root</text:p>
        </text:list-item>
        <text:list-item>
          <text:p text:style-name="P32">Ddos of tlds – same – local caching</text:p>
        </text:list-item>
        <text:list-item>
          <text:p text:style-name="P32">man in the middle attack, cache poisoning. Intercept dns queries and route requesters</text:p>
        </text:list-item>
        <text:list-item>
          <text:p text:style-name="P32">use dns to launch ddos by spoofing requests from a user. </text:p>
        </text:list-item>
      </text:list>
      <text:p text:style-name="P31"/>
      <text:p text:style-name="P31">P2P</text:p>
      <text:list xml:id="list4911689298795083255" text:style-name="L21">
        <text:list-item>
          <text:p text:style-name="P33">no servers, clients talk to each other, intermittently connected, all peers are servers, highly scalable</text:p>
        </text:list-item>
        <text:list-item>
          <text:p text:style-name="P33">napster had a central directory server that facilitated search</text:p>
        </text:list-item>
        <text:list-item>
          <text:p text:style-name="P33">gnutella – no central server (completely decentralized), public domain protocol, construct overlay network where virtual link constitutes edge</text:p>
        </text:list-item>
        <text:list-item>
          <text:p text:style-name="P33">flexible and scalable but non-optimal and high maintenance overhead (<text:span text:style-name="T10">can create arbitrary overlay network but may be traversing same physical links several times unnecessarily</text:span>)</text:p>
        </text:list-item>
        <text:list-item>
          <text:p text:style-name="P34">joining peers have neighbors, get a list of neighbors upon joining, bootstrapping</text:p>
        </text:list-item>
        <text:list-item>
          <text:p text:style-name="P34">queries flood the network in rings and then a response goes reverse path from peer that has info,peers retransmit if they don't have info. Suboptimal because if address of requester were included in request, response could be sent directly. Also queries propagate forever if they're not scoped (limiting number of hops) </text:p>
        </text:list-item>
      </text:list>
      <text:p text:style-name="P35"><text:soft-page-break/></text:p>
      <text:p text:style-name="P35"/>
      <text:p text:style-name="P108">Lecture 13</text:p>
      <text:p text:style-name="P108"/>
      <text:p text:style-name="P35">P2P – scalable, fault tolerance, low overhead, no dedicated servers, no single point of attack, no dependence on servers (ad-hoc networks). </text:p>
      <text:p text:style-name="P35"/>
      <text:p text:style-name="P35">hierarchical overlay: each peer is either a group leader or assigned to a group, followers have tcp connections with leaders, leaders have knowledge of content on followers and peer with other group leaders, prevents query flooding. Skype is an example</text:p>
      <text:p text:style-name="P35"/>
      <text:p text:style-name="P35">how to choose group leaders? <text:span text:style-name="T12">Election mechanism/promotion mechanism. Different rules (node degree). When group leaders leave you need to re-elect. The point is to make search more efficient. Query group leader and group leaders have knowledge of content in the followers. </text:span></text:p>
      <text:p text:style-name="P35"/>
      <text:p text:style-name="P36">If network is very dynamic then the overhead is very high. This only works when many searches are done (then amortized cost makes it worthwhile).</text:p>
      <text:p text:style-name="P36"/>
      <text:p text:style-name="P36">For pure client-server architecture to serve a file F to N clients the delay is NF/u_s where u_s is uplink speed. But really it's F/min(slowest downloader). In P2P you can download from several people once.</text:p>
      <text:p text:style-name="P36"/>
      <text:p text:style-name="P36">Bittorrent</text:p>
      <text:list xml:id="list3031597758816926657" text:style-name="L22">
        <text:list-item>
          <text:p text:style-name="P37">tracker only knows about peers</text:p>
        </text:list-item>
        <text:list-item>
          <text:p text:style-name="P37">peers query each other for list of chunks that they have periodically, then issues requests for missing chunks in order of rarest amongst her neighbors. ←not connected--&gt; Users uploads to N of the most generous of her neighbors that are sending to her. Every 30s user selects at random and starts filling requests of random user. If that random user happens to reciprocate then they are permanently added to the top N users that will from then on get their chunk requests met. </text:p>
        </text:list-item>
      </text:list>
      <text:p text:style-name="P36"/>
      <text:p text:style-name="P38">Skype</text:p>
      <text:list xml:id="list8837061426740266877" text:style-name="L23">
        <text:list-item>
          <text:p text:style-name="P39">supernodes (group leaders)</text:p>
        </text:list-item>
        <text:list-item>
          <text:p text:style-name="P39">login server authenticates </text:p>
        </text:list-item>
        <text:list-item>
          <text:p text:style-name="P39">supernode connect acts as an info brokerage house but users connect directly to each other</text:p>
        </text:list-item>
      </text:list>
      <text:p text:style-name="P38"/>
      <text:p text:style-name="P38">Distributed Hash Table</text:p>
      <text:list xml:id="list6282817941371605204" text:style-name="L24">
        <text:list-item>
          <text:p text:style-name="P40">P2p network like it's a database that can be queried </text:p>
        </text:list-item>
        <text:list-item>
          <text:p text:style-name="P40">agree on a common hash function, so querying on key means hashing an receiving an integer response. Then users on the network are responsible for a subset of the hash space, maybe even only one hash result (1 integer), one key. Anyone that has a file will hash that file and then go to tell the user responsible for that hash key that they have it. Then when someone hashes looking for the file they will be sent to the same place and that place wil have info about who has it. Intermediary rendezvous node is the thing being responsible for a key in this setup.</text:p>
        </text:list-item>
        <text:list-item>
          <text:p text:style-name="P40">Several things will hash to the same key “led zeppelin” and “metallica” will hash to key 11 and then node responsible for key 11 is the only one that could have info about who has those files.</text:p>
        </text:list-item>
        <text:list-item>
          <text:p text:style-name="P40">Hashing works by closest ie immediate successor, in case a hash key corresponds to a node that doesn't exist. Node 11 might not exist. Therefore by convention the immediately present successor will store info about those keys. Wraps around too. Hash space is 2^n for some n. but <text:soft-page-break/>not all might be present so there will be gaps. 1,3,4,5,8,10,12,14. so info about anything that hashes to 11 will be stored in 12.</text:p>
        </text:list-item>
        <text:list-item>
          <text:p text:style-name="P40">each peer <text:span text:style-name="T13">stores pointers to its own successor and predecessor. Once it finds out which user has info about the file (by hashing) it will hop until it finds that user, through it successor or predecessor's pointers. The reason hashing is round up is because you don't know you've missed a key until you've passed it and then you know to stop</text:span></text:p>
        </text:list-item>
        <text:list-item>
          <text:p text:style-name="P41">to prevent creating disconnect graphs keep track of successor of successor. <text:span text:style-name="T14">Nodes joining propagate info about neighbors. </text:span></text:p>
        </text:list-item>
      </text:list>
      <text:p text:style-name="P42"/>
      <text:p text:style-name="P43">Socket programming</text:p>
      <text:list xml:id="list8807867646910756901" text:style-name="L25">
        <text:list-item>
          <text:p text:style-name="P44">tcp reliable transfer of <text:span text:style-name="T10">bytes.</text:span> Socket opens a pipe between processes. </text:p>
        </text:list-item>
        <text:list-item>
          <text:p text:style-name="P44">Server always has an open socket waiting for requests. After handshake it opens another personal connection per user</text:p>
        </text:list-item>
        <text:list-item>
          <text:p text:style-name="P44">udp has no handshake</text:p>
        </text:list-item>
      </text:list>
      <text:p text:style-name="P43"/>
      <text:p text:style-name="P109">Lecture 15</text:p>
      <text:p text:style-name="P109"/>
      <text:p text:style-name="P43">queues are for statistical multiplexing, network of queues.</text:p>
      <text:p text:style-name="P109"/>
      <text:p text:style-name="P43">Modeling and Analysis</text:p>
      <text:list xml:id="list4271324346346354188" text:style-name="L26">
        <text:list-item>
          <text:p text:style-name="P45">N number of sources, M capcacity of channel, R source data rate, a is fraction on-time. N*R&lt;M then you can use circuit switching (you can use TDM), otherwise if N*R &gt;M but a*N*R&lt;M you can use statistical multiplexing. </text:p>
        </text:list-item>
        <text:list-item>
          <text:p text:style-name="P45">fifo queues with drop tail policy. </text:p>
        </text:list-item>
        <text:list-item>
          <text:p text:style-name="P45"><text:s/>L is arrival rate, T_w is waiting time, w = l*T_w is number of waiting packets, T_s service time, p is utilization fraction of time server is busy l*T_s. Queing time is T_q=T_w + T_s, <text:span text:style-name="T15">number of items in queue is w+p=l(T_w+T_s)=l*T_q</text:span></text:p>
        </text:list-item>
        <text:list-item>
          <text:p text:style-name="P46">l = a*N*R, T_s = 1/M so utilization is arrival rate * service time = l*T_s = a*N*R/M. No shit. We want to measure a*N*R &lt; M. p should be less than .8</text:p>
        </text:list-item>
      </text:list>
      <text:p text:style-name="P47"/>
      <text:p text:style-name="P47">Transport Layer</text:p>
      <text:list xml:id="list3129075101250188520" text:style-name="L27">
        <text:list-item>
          <text:p text:style-name="P48">end-end link, break into segments, congestion control, flow control, connection setup</text:p>
        </text:list-item>
        <text:list-item>
          <text:p text:style-name="P49">multiplexing is gathering data from multiple sockets and affixing headers. Demultiplexing is delivering segments to correct sockets (different ports)</text:p>
        </text:list-item>
        <text:list-item>
          <text:p text:style-name="P49">datagrams have fields with info about which socket</text:p>
        </text:list-item>
        <text:list-item>
          <text:p text:style-name="P49">udp is connectionless and so only goes on direction, for 2 way communication you need 2 udp sockets</text:p>
        </text:list-item>
        <text:list-item>
          <text:p text:style-name="P49">tcp source destination ip port number 4 tuple, 1 connection for both directions. Datagram contains all of this info.</text:p>
        </text:list-item>
      </text:list>
      <text:p text:style-name="P50"/>
      <text:p text:style-name="P50">UDP blasts away as fast as they want, since no congestion control. Udp flows squeeze out tcp flows. Datagrans are 32bits wide</text:p>
      <text:p text:style-name="P50"/>
      <text:p text:style-name="P50"/>
      <text:p text:style-name="P50"/>
      <text:p text:style-name="P110">Lecture 16</text:p>
      <text:p text:style-name="P50"/>
      <text:p text:style-name="P50"/>
      <text:p text:style-name="P50"><text:soft-page-break/>TCP</text:p>
      <text:list xml:id="list6300943742522743216" text:style-name="L28">
        <text:list-item>
          <text:p text:style-name="P52">congestion control and reliability. Retransmissio<text:span text:style-name="T17">m</text:span></text:p>
        </text:list-item>
      </text:list>
      <text:p text:style-name="P53"/>
      <text:p text:style-name="P53"><text:span text:style-name="T10">flow control</text:span>:</text:p>
      <text:p text:style-name="P53"><text:s/></text:p>
      <text:p text:style-name="P53"><text:span text:style-name="T10">stop-and-wait</text:span> </text:p>
      <text:list xml:id="list200505398283701" text:continue-numbering="true" text:style-name="L28">
        <text:list-item>
          <text:p text:style-name="P51">bottleneck is receiver – control flow. <text:s/><text:span text:style-name="T16">Stop-and-wait waits for acks on a per packet basis. Sequence numbers identify which packet is being acknowledge in case some packets are dropped and packets are being acknowledged out of order and things appear as if they're fine but they're actually not. Or to prevent duplicates being sent.</text:span></text:p>
        </text:list-item>
        <text:list-item>
          <text:p text:style-name="P54">Bit errors can be incurred in which negative acks are sent.</text:p>
        </text:list-item>
        <text:list-item>
          <text:p text:style-name="P54">Sender uses a timer waiting for an ack on a packet. If timer expires then resend. Timer should be approximately RTT estimate (which tcp keeps track of by date stamping acks)</text:p>
        </text:list-item>
        <text:list-item>
          <text:p text:style-name="P54">RTTs change, on wireless for example where signal strength affects RTT</text:p>
        </text:list-item>
        <text:list-item>
          <text:p text:style-name="P54">cumulative acks: acknowledging the last inorder packet received.</text:p>
        </text:list-item>
        <text:list-item>
          <text:p text:style-name="P54">Ideal case metric useful time u=1/(1+2a) a=Tprop/Tframe. Tframe is transmission time of the frame. Tframe/(Tframe+Tprop+Tprop) accurately represents what's happening and you're measuring what fraction of the total time you're sending frames. This is for stop and wait</text:p>
        </text:list-item>
      </text:list>
      <text:p text:style-name="P112">sliding window<text:span text:style-name="T6">(go back N and selective reject)</text:span></text:p>
      <text:list xml:id="list200506580801488" text:continue-numbering="true" text:style-name="L28">
        <text:list-item>
          <text:p text:style-name="P111"><text:span text:style-name="T2">sending multiple packets in a pipelined way, not waiting for acks. Increases utilization. Go-back-N means keeping track of previous N packets incase an ack error happens. For sliding window u=N/(1+2a) where N is window size.</text:span></text:p>
        </text:list-item>
        <text:list-item>
          <text:p text:style-name="P111"><text:span text:style-name="T2">Go back N means retransmits last in order packet acked and then retransmits every after. Selective </text:span><text:span text:style-name="T5">repeat</text:span><text:span text:style-name="T2"> retransmits only dropped packet. For selective reject you need to keep a buffer on receiver side and reorder packets because you maybe receiving out of order. In go back n packets received out of order are just dropped because receiver knows they will be retransmitted in order</text:span></text:p>
        </text:list-item>
        <text:list-item>
          <text:p text:style-name="P113"><text:span text:style-name="T2">cumulative acks used. Timers for each packet. Whichever timer runs out retransmit anything higher. Receiver re-acknowledges last inorder packet when receiving new packets out of order</text:span></text:p>
        </text:list-item>
      </text:list>
      <text:p text:style-name="P114"><text:span text:style-name="T2">Selective repeat</text:span></text:p>
      <text:list xml:id="list3171897453705663303" text:style-name="L29">
        <text:list-item>
          <text:p text:style-name="P55">receiver individually acks received packets, buffers packets so that it can reorder.</text:p>
        </text:list-item>
        <text:list-item>
          <text:p text:style-name="P55">Sender retransmits only unacked packets</text:p>
        </text:list-item>
        <text:list-item>
          <text:p text:style-name="P55">window only moves up 1 when all packets are acked</text:p>
        </text:list-item>
        <text:list-item>
          <text:p text:style-name="P55">in error free case it's the same as stop and wait times window size w/(1+2a). In case of error it's utilization *(1-p) p=probability of error (1-p) is prob of success so w(1-p)/(1+2a)</text:p>
        </text:list-item>
      </text:list>
      <text:p text:style-name="P56"/>
      <text:p text:style-name="P115">Lecture 17</text:p>
      <text:p text:style-name="P115"/>
      <text:p text:style-name="P57">TCP</text:p>
      <text:list xml:id="list5970097302485167174" text:style-name="L30">
        <text:list-item>
          <text:p text:style-name="P58">point to point ,end-to-end, process-process communication</text:p>
        </text:list-item>
        <text:list-item>
          <text:p text:style-name="P58">reliable, inorder byte stream</text:p>
        </text:list-item>
        <text:list-item>
          <text:p text:style-name="P58">pipelined? <text:span text:style-name="T20">Uses a windowing mechanism to send many packets (not stop and wait)</text:span></text:p>
        </text:list-item>
        <text:list-item>
          <text:p text:style-name="P58">send/receive buffers (go back n, selective repeat)</text:p>
        </text:list-item>
        <text:list-item>
          <text:p text:style-name="P58">full duplex connection-oriented</text:p>
        </text:list-item>
        <text:list-item>
          <text:p text:style-name="P58">connection oriented</text:p>
        </text:list-item>
        <text:list-item>
          <text:p text:style-name="P58">flow controlled (sender doesn't overwhelm receiver)</text:p>
        </text:list-item>
      </text:list>
      <text:p text:style-name="P57"><text:s/>TCP datagrams don't have ip address, only port numbers because transport layer isn't concered with <text:soft-page-break/>routing</text:p>
      <text:p text:style-name="P57"/>
      <text:p text:style-name="P57">an ack informs the sender of the window size it's comfortable with A=i and W=j, so received up to I-1<text:span text:style-name="T18">th</text:span> packet and can accommodate j more packets</text:p>
      <text:p text:style-name="P57"/>
      <text:p text:style-name="P59">TCP implicitly measures state of network by sequence gaps, timers on packets, RTT according to acks</text:p>
      <text:p text:style-name="P59"/>
      <text:p text:style-name="P59">acks are unreliable because they're cumulative, they might ack packets that go over different links, they might be for retransmitted packets</text:p>
      <text:p text:style-name="P57"/>
      <text:p text:style-name="P59">RTTs are computed using a sample, exponential weighted moving average of RTTs for packets, low pass filter because they're very erratic. </text:p>
      <text:p text:style-name="P59"/>
      <text:p text:style-name="P59">EstimatedRTT(k)=(1-a)*EstimatedRTT(k-1)+a*SampleRTT(k), a is weighting factor. (1-a)*EstimatedRTT(k-1) is old estimate. A is typically a=.125, plugging in over and over again recurrence formula exponentially decays oldest samples</text:p>
      <text:p text:style-name="P59"/>
      <text:p text:style-name="P116">Lecture 18</text:p>
      <text:p text:style-name="P116"/>
      <text:p text:style-name="P59">setting timeout</text:p>
      <text:p text:style-name="P59"/>
      <text:p text:style-name="P59">calculate estimated rtt and pad it. devrtt(k)=(1-b)devrtt(k-1)+b|samplertt(k)-estimatedrtt(k)|</text:p>
      <text:p text:style-name="P59"/>
      <text:p text:style-name="P59">b = .25 usually</text:p>
      <text:p text:style-name="P59"/>
      <text:p text:style-name="P59">then timeout(k)=estimatedrtt(k)+4*devrtt(k)</text:p>
      <text:p text:style-name="P59"/>
      <text:p text:style-name="P60">if timers run out after 1<text:span text:style-name="T18">st</text:span> re-tx then double timers and double and double again</text:p>
      <text:p text:style-name="P60"/>
      <text:p text:style-name="P60">receive side has a receive buffer, if app doesn't drain that buffer fast enough then flow control will kick in and sender will match send rate to drain rate, advertised in receive window of acks</text:p>
      <text:p text:style-name="P60"/>
      <text:p text:style-name="P60">congestion control</text:p>
      <text:list xml:id="list5847515967825380772" text:style-name="L31">
        <text:list-item>
          <text:p text:style-name="P61">to much in the pipe</text:p>
        </text:list-item>
        <text:list-item>
          <text:p text:style-name="P61">manifested in lost packets (buffer overflow in router) and long delays (queuing in buffers)</text:p>
        </text:list-item>
        <text:list-item>
          <text:p text:style-name="P61">congestion comes from statistical multiplexing</text:p>
        </text:list-item>
        <text:list-item>
          <text:p text:style-name="P62">service time is 1/bandwidth</text:p>
        </text:list-item>
        <text:list-item>
          <text:p text:style-name="P62">condition for constant delay is that arrival rate/fraction of bandwidth per flow is constant over all flows</text:p>
        </text:list-item>
        <text:list-item>
          <text:p text:style-name="P62">congestion propagates through the network because flow control is hop by hop (propagates like a wave)</text:p>
        </text:list-item>
        <text:list-item>
          <text:p text:style-name="P62">80% utilization is linear, then exponentially</text:p>
        </text:list-item>
        <text:list-item>
          <text:p text:style-name="P62">network power = throughput/delay you want maximize this.</text:p>
        </text:list-item>
      </text:list>
      <text:p text:style-name="P63">Congestion control algorithm</text:p>
      <text:list xml:id="list5960738411080813961" text:style-name="L32">
        <text:list-item>
          <text:p text:style-name="P64">tcp pushes congestion to almost the brink/cliff of retransmission/recovery from congestion</text:p>
        </text:list-item>
        <text:list-item>
          <text:p text:style-name="P64">congestion collapse</text:p>
        </text:list-item>
        <text:list-item>
          <text:p text:style-name="P64">other methods: back pressure and choke packets sent all the way to the source (icmp packet, which is also used in dns attacks (dns routers filter icmp packets))</text:p>
        </text:list-item>
        <text:list-item>
          <text:p text:style-name="P64"><text:soft-page-break/></text:p>
        </text:list-item>
        <text:list-item>
          <text:p text:style-name="P64">tcp does implicit congestion measuring/signaling</text:p>
        </text:list-item>
      </text:list>
      <text:p text:style-name="P63"/>
      <text:p text:style-name="P117">Lecture 19</text:p>
      <text:p text:style-name="P117"/>
      <text:p text:style-name="P63">transport layer – congestion control, reliability, end-to-end control</text:p>
      <text:p text:style-name="P117"/>
      <text:p text:style-name="P63">congestion control</text:p>
      <text:list xml:id="list5196398800665173464" text:style-name="L33">
        <text:list-item>
          <text:p text:style-name="P65">increase transmission rate (window size) until loss occurs </text:p>
        </text:list-item>
        <text:list-item>
          <text:p text:style-name="P65"><text:s/>additive increase multiplicative decrease </text:p>
        </text:list-item>
        <text:list-item>
          <text:p text:style-name="P66">average rate is window/rtt</text:p>
        </text:list-item>
        <text:list-item>
          <text:p text:style-name="P66">3 mechanisms: additive increase multiplicative decrease, slow start, conservative after time out events</text:p>
        </text:list-item>
        <text:list-item>
          <text:p text:style-name="P66">slow start: add 1 per ack <text:span text:style-name="T22">and advance win as well</text:span> (leads to exponential growth 2 acks 2 packets sent).until timeout. Then set ssthresh=current window/2 and new congwin = 1. then repeat until you hit ssthresh and grow linearly afterward.</text:p>
        </text:list-item>
      </text:list>
      <text:p text:style-name="P63"/>
      <text:p text:style-name="P118">Lecture 20</text:p>
      <text:p text:style-name="P118"/>
      <text:p text:style-name="P67">Fast retransmit and recovery</text:p>
      <text:list xml:id="list6962563371940699456" text:style-name="L34">
        <text:list-item>
          <text:p text:style-name="P68">fast restransmit – when sender receives 3 duplicate acks it resends missing segments</text:p>
        </text:list-item>
        <text:list-item>
          <text:p text:style-name="P68">fast recovery – <text:span text:style-name="T21">when 3</text:span><text:span text:style-name="T19">rd</text:span><text:span text:style-name="T21"> duplicate ack arrives ssthresh = win/2, retransmit segment, win=ssthresh+3, for every </text:span><text:span text:style-name="T11">duplicate</text:span><text:span text:style-name="T21"> win+1. Beginning of window is frozen as opposed to in slow start because you might need to retransmit. When receiver gets cumulative ack win=ssthresh and beginning of window set to last acked segment and grow linearly.</text:span></text:p>
        </text:list-item>
      </text:list>
      <text:p text:style-name="P69"/>
      <text:p text:style-name="P119">Lecture 21</text:p>
      <text:p text:style-name="P119"/>
      <text:p text:style-name="P70">TCP fairness</text:p>
      <text:list xml:id="list1762604864373872964" text:style-name="L35">
        <text:list-item>
          <text:p text:style-name="P71">if k tcp sessions are sharing a link with bandwidth r <text:s/>then they should all get r/k rate.</text:p>
        </text:list-item>
        <text:list-item>
          <text:p text:style-name="P71"/>
        </text:list-item>
      </text:list>
      <text:p text:style-name="P72">Explicit congestoin control</text:p>
      <text:p text:style-name="P72">ATM</text:p>
      <text:list xml:id="list8431747816059913417" text:style-name="L36">
        <text:list-item>
          <text:p text:style-name="P73">asynchronous transfer mode uses resource management cells which advertise available bit rate with parameters peak cell rate, minimum cell rate, initial cell rate. Fields: congestion indication, no increase , explicit rate, types of cells: forward rm, backward rm</text:p>
        </text:list-item>
        <text:list-item>
          <text:p text:style-name="P73">rate adaptation algorithm in ATM: if CI=0 NI=0 increase rate by RIF(rate increase factor) Rate=Rate+PCR/16</text:p>
        </text:list-item>
        <text:list-item>
          <text:p text:style-name="P73">else if CI=1 Rate=Rate(1-rdf), dependent on old rate. </text:p>
        </text:list-item>
        <text:list-item>
          <text:p text:style-name="P74">Who do you notify? Who receives these rate limiting instructions? Maybe notify all those who arrive after you hit utilization &gt;.8. maybe notify people who exceed some portion of the queue that they're allocated.</text:p>
        </text:list-item>
        <text:list-item>
          <text:p text:style-name="P74">ATM emulates circuit switching – has admission controlled</text:p>
        </text:list-item>
        <text:list-item>
          <text:p text:style-name="P74">lots of overhead and not scalable, violation of layer methodology.</text:p>
        </text:list-item>
      </text:list>
      <text:p text:style-name="P75"/>
      <text:p text:style-name="P120">Lecture 22</text:p>
      <text:p text:style-name="P120"/>
      <text:p text:style-name="P75"><text:soft-page-break/>Link layer</text:p>
      <text:p text:style-name="P75"/>
      <text:p text:style-name="P75">hop by hop switching, 802.11</text:p>
      <text:p text:style-name="P57"/>
      <text:p text:style-name="P75">hosts and routers are nodes, channels that connected adjavent nodes are links, layer packet is a frame, link layer is responsible for transferring frame between adjacent nodes. <text:span text:style-name="T23">Frame encapsulates datagram. </text:span></text:p>
      <text:p text:style-name="P75"/>
      <text:p text:style-name="P76">Link layer services</text:p>
      <text:list xml:id="list5577993501955395411" text:style-name="L37">
        <text:list-item>
          <text:p text:style-name="P77">framing, link access – encapsulate datagram into frame adding header and trailer, channel access if shared medium, mac address used to identify src dst</text:p>
        </text:list-item>
        <text:list-item>
          <text:p text:style-name="P77">reliable delivery between nodes, seldom used on low bit-error link (copper,fiber)</text:p>
        </text:list-item>
        <text:list-item>
          <text:p text:style-name="P77">used often on wireless </text:p>
        </text:list-item>
        <text:list-item>
          <text:p text:style-name="P77">flow control: pacing between adjacent sending and receiving nodes</text:p>
        </text:list-item>
        <text:list-item>
          <text:p text:style-name="P77">error detection: from signal attentuation or bit-errors</text:p>
        </text:list-item>
        <text:list-item>
          <text:p text:style-name="P77">error correction: forward error correction</text:p>
        </text:list-item>
        <text:list-item>
          <text:p text:style-name="P77">half duplux- nodes at both ends can't transmit simultaneously</text:p>
        </text:list-item>
      </text:list>
      <text:p text:style-name="P76"/>
      <text:p text:style-name="P78">error detection</text:p>
      <text:list xml:id="list2330487198284323497" text:style-name="L38">
        <text:list-item>
          <text:p text:style-name="P79">add error detection bits, parity bits. Parity bit is added to make total number 1s odd. If number of ones is already odd then add a 0.</text:p>
        </text:list-item>
        <text:list-item>
          <text:p text:style-name="P79">row and column bits enable identification of where the error occurred and you can correct a single bit's failure.</text:p>
        </text:list-item>
        <text:list-item>
          <text:p text:style-name="P79">Checksum: crc: cyclic redundancy check. Choose a divisor G and affix R such that D:R/G mod 2 ==0. receiver runs the same routine and if non-zero division then error. Detects multiple errors</text:p>
        </text:list-item>
      </text:list>
      <text:p text:style-name="P78">multiple access schemes</text:p>
      <text:list xml:id="list3411571376259768587" text:style-name="L39">
        <text:list-item>
          <text:p text:style-name="P80">difference between point to point in that multiple hosts on one access pointers</text:p>
        </text:list-item>
        <text:list-item>
          <text:p text:style-name="P80">shared etherent, wifi, rf satellite</text:p>
        </text:list-item>
        <text:list-item>
          <text:p text:style-name="P80">how to handle collisions? Multiple access protocols exist, distributed algorithm that determines which node communicates</text:p>
        </text:list-item>
        <text:list-item>
          <text:p text:style-name="P80">ideally you want R/M number of nodes piece of the pipeline</text:p>
          <text:list>
            <text:list-item>
              <text:p text:style-name="P80">channel partitioning – divide channel into smaller pieces (time slots, freq, or code)</text:p>
              <text:list>
                <text:list-item>
                  <text:p text:style-name="P80">tdma (time division multiple access)</text:p>
                </text:list-item>
                <text:list-item>
                  <text:p text:style-name="P80">fdma freq division multiple access</text:p>
                </text:list-item>
              </text:list>
            </text:list-item>
            <text:list-item>
              <text:p text:style-name="P80">random access – allow collisions but recover</text:p>
              <text:list>
                <text:list-item>
                  <text:p text:style-name="P80">specifies how to detect collision and recover (delayed retransmission)</text:p>
                </text:list-item>
              </text:list>
            </text:list-item>
            <text:list-item>
              <text:p text:style-name="P80">taking turns – scheduling, uses a token</text:p>
            </text:list-item>
          </text:list>
        </text:list-item>
      </text:list>
      <text:p text:style-name="P78"/>
      <text:p text:style-name="P78"/>
      <text:p text:style-name="P121">Lecture 23</text:p>
      <text:p text:style-name="P78"/>
      <text:p text:style-name="P78">Aloha random medium access controlled</text:p>
      <text:list xml:id="list5055373014891565316" text:style-name="L40">
        <text:list-item>
          <text:p text:style-name="P81">stations send whenever</text:p>
        </text:list-item>
        <text:list-item>
          <text:p text:style-name="P81">listens for RTT for acknowledge</text:p>
        </text:list-item>
        <text:list-item>
          <text:p text:style-name="P81">if no ack resend after random delay – too short more collisions too long under utilization</text:p>
        </text:list-item>
        <text:list-item>
          <text:p text:style-name="P81">no carrier sense is used</text:p>
        </text:list-item>
        <text:list-item>
          <text:p text:style-name="P81">if two stations simultaneously transmit then you get collisions </text:p>
        </text:list-item>
        <text:list-item>
          <text:p text:style-name="P81">utilization of protocol is low .18</text:p>
        </text:list-item>
      </text:list>
      <text:p text:style-name="P82"><text:soft-page-break/>success probability is geometrically distributed</text:p>
      <text:p text:style-name="P82"/>
      <text:p text:style-name="P82">slotted aloha</text:p>
      <text:list xml:id="list3969648361093097839" text:style-name="L41">
        <text:list-item>
          <text:p text:style-name="P83">align to time slot so you can't have two over packets on both sides collide with you</text:p>
        </text:list-item>
        <text:list-item>
          <text:p text:style-name="P83">nodes are synched and only transmit at beginning of time slots</text:p>
        </text:list-item>
        <text:list-item>
          <text:p text:style-name="P83">in nodes collide then all nodes are made aware</text:p>
        </text:list-item>
        <text:list-item>
          <text:p text:style-name="P83">if collision then retransmit each subsequent frame with prob p until success.</text:p>
        </text:list-item>
        <text:list-item>
          <text:p text:style-name="P83">Pros: single active node can contiuously transmit at full rate, highly decentralized, only slot time need to by synched.</text:p>
        </text:list-item>
        <text:list-item>
          <text:p text:style-name="P83"><text:s/>Cons: collisions, wasting slots, idle slots, nodes may be able to detect collision in less time than to retransmit, clock sync</text:p>
        </text:list-item>
        <text:list-item>
          <text:p text:style-name="P83">efficiency: 1/e = .37</text:p>
        </text:list-item>
      </text:list>
      <text:p text:style-name="P84"/>
      <text:p text:style-name="P84">csma (carrier sense multiple access)</text:p>
      <text:list xml:id="list2609862690923453051" text:style-name="L42">
        <text:list-item>
          <text:p text:style-name="P85">listen before transmit</text:p>
        </text:list-item>
        <text:list-item>
          <text:p text:style-name="P85">if channel is idle transmit entire frame</text:p>
        </text:list-item>
        <text:list-item>
          <text:p text:style-name="P85">else defer transmission</text:p>
        </text:list-item>
        <text:list-item>
          <text:p text:style-name="P86">collision can still occur: transmission delay says nodes might not hear each other</text:p>
        </text:list-item>
      </text:list>
      <text:p text:style-name="P87">csma/cd</text:p>
      <text:list xml:id="list6155638661664922036" text:style-name="L43">
        <text:list-item>
          <text:p text:style-name="P88">collision detection</text:p>
        </text:list-item>
        <text:list-item>
          <text:p text:style-name="P88">colliding transmissions detected and aborted, reducing channel wastage</text:p>
        </text:list-item>
        <text:list-item>
          <text:p text:style-name="P88">easy in wired lans – measure signal strengths</text:p>
        </text:list-item>
        <text:list-item>
          <text:p text:style-name="P88">diffiult in wireless (received signal strength overwhelmed by local transmission(intererence))</text:p>
        </text:list-item>
      </text:list>
      <text:p text:style-name="P87"/>
      <text:p text:style-name="P87">csma/cd uses broadcast – spam everyone and filter stuff that doesn't concern you, appropriate mac address (MAC filtering)</text:p>
      <text:p text:style-name="P87"/>
      <text:p text:style-name="P122">Lecture 24</text:p>
      <text:p text:style-name="P122"/>
      <text:p text:style-name="P87">on every collision double the wait timer. Assume average time wasted is 5x propagation delay</text:p>
      <text:p text:style-name="P87"/>
      <text:p text:style-name="P87">u=1/(1+5a) a=proptime/transtime</text:p>
      <text:p text:style-name="P87"/>
      <text:p text:style-name="P87">collision detection in wireless – needs special equipment at receiver</text:p>
      <text:p text:style-name="P87"/>
      <text:p text:style-name="P89">Token protocols</text:p>
      <text:list xml:id="list7632081024214241495" text:style-name="L44">
        <text:list-item>
          <text:p text:style-name="P90">channel partitioning mac protocols</text:p>
          <text:list>
            <text:list-item>
              <text:p text:style-name="P90">share channel efficiently and fairly at high load</text:p>
            </text:list-item>
            <text:list-item>
              <text:p text:style-name="P90">inefficient at low load, wasted bandwidth since partitioned</text:p>
            </text:list-item>
          </text:list>
        </text:list-item>
        <text:list-item>
          <text:p text:style-name="P90">random access mac protocols</text:p>
          <text:list>
            <text:list-item>
              <text:p text:style-name="P90">efficient at low load, single node can fully use channels</text:p>
            </text:list-item>
            <text:list-item>
              <text:p text:style-name="P90">high load: collision overhead</text:p>
            </text:list-item>
          </text:list>
        </text:list-item>
        <text:list-item>
          <text:p text:style-name="P90">taking turns best of both worlds</text:p>
          <text:list>
            <text:list-item>
              <text:p text:style-name="P90">polling for sends</text:p>
              <text:list>
                <text:list-item>
                  <text:p text:style-name="P90">polling overhead</text:p>
                </text:list-item>
                <text:list-item>
                  <text:p text:style-name="P90">latency</text:p>
                </text:list-item>
                <text:list-item>
                  <text:p text:style-name="P90">single point of failure (master)</text:p>
                </text:list-item>
              </text:list>
            </text:list-item>
            <text:list-item>
              <text:p text:style-name="P90"><text:soft-page-break/>tokens, passing around a token sequentially, and only those that have send</text:p>
              <text:list>
                <text:list-item>
                  <text:p text:style-name="P90">token overhead, latency, token is single point of failure</text:p>
                </text:list-item>
                <text:list-item>
                  <text:p text:style-name="P90">u= t1+t2+...tn/( t1+t2+...tn+(n+1)prop)</text:p>
                </text:list-item>
                <text:list-item>
                  <text:p text:style-name="P90">ti=E(tn) then a=prop/E(tn) and then u=1/(1+a)</text:p>
                </text:list-item>
                <text:list-item>
                  <text:p text:style-name="P90">for release after transmission u=1/(1+a/N)</text:p>
                </text:list-item>
              </text:list>
            </text:list-item>
          </text:list>
        </text:list-item>
      </text:list>
      <text:p text:style-name="P89">LAN technologies</text:p>
      <text:p text:style-name="P89"/>
      <text:p text:style-name="P89">ethernet</text:p>
      <text:list xml:id="list5254175741794982133" text:style-name="L45">
        <text:list-item>
          <text:p text:style-name="P91">bus topology – all nodes in same collision domain</text:p>
        </text:list-item>
        <text:list-item>
          <text:p text:style-name="P91">star topology – active switch in center, each spoke runs separate ethernet protocol</text:p>
        </text:list-item>
        <text:list-item>
          <text:p text:style-name="P92">sending adapter encapsulates ip datagram or other network layer packet</text:p>
        </text:list-item>
        <text:list-item>
          <text:p text:style-name="P92">connectionless, no handshaking</text:p>
        </text:list-item>
        <text:list-item>
          <text:p text:style-name="P92">unreliable nics don't send acks</text:p>
          <text:list>
            <text:list-item>
              <text:p text:style-name="P92">if nic detects another transmission while transmitting, aborts and jams signaling</text:p>
            </text:list-item>
            <text:list-item>
              <text:p text:style-name="P92">after aborting nic enters exponential backoff</text:p>
            </text:list-item>
            <text:list-item>
              <text:p text:style-name="P92">after mth collision choose a random number k between 0 and 2^m-1 then nice waits k*512bit times, return to step 2, double <text:s/>randomization rather than wait time, decrease probability of collision by half</text:p>
            </text:list-item>
            <text:list-item>
              <text:p text:style-name="P92"/>
            </text:list-item>
          </text:list>
        </text:list-item>
      </text:list>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7:33:31.600970413</meta:creation-date>
    <dc:date>2014-10-16T20:05:04.581281890</dc:date>
    <meta:editing-duration>P4DT33M32S</meta:editing-duration>
    <meta:editing-cycles>17</meta:editing-cycles>
    <meta:generator>LibreOffice/4.2.6.3$Linux_X86_64 LibreOffice_project/420m0$Build-3</meta:generator>
    <meta:document-statistic meta:table-count="0" meta:image-count="0" meta:object-count="0" meta:page-count="14" meta:paragraph-count="365" meta:word-count="4710" meta:character-count="29123" meta:non-whitespace-character-count="24939"/>
  </office:meta>
</office:document-meta>
</file>